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Garamond" svg:font-family="Garamond" style:font-family-generic="roman"/>
    <style:font-face style:name="garamond1" svg:font-family="garamond" style:font-family-generic="roman"/>
    <style:font-face style:name="Calibri" svg:font-family="Calibri" style:font-family-generic="swiss"/>
    <style:font-face style:name="FreeSans" svg:font-family="FreeSans" style:font-family-generic="swiss"/>
    <style:font-face style:name="Liberation Serif" svg:font-family="'Liberation Serif'" style:font-family-generic="swiss"/>
    <style:font-face style:name="garamond" svg:font-family="garamond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aramond1" svg:font-family="Garamond" style:font-family-generic="system" style:font-pitch="variable"/>
    <style:font-face style:name="Liberation Sans1" svg:font-family="'Liberation Sans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7.614cm" fo:margin-left="0cm" table:align="left"/>
    </style:style>
    <style:style style:name="Table1.A" style:family="table-column">
      <style:table-column-properties style:column-width="3.403cm"/>
    </style:style>
    <style:style style:name="Table1.B" style:family="table-column">
      <style:table-column-properties style:column-width="9.297cm"/>
    </style:style>
    <style:style style:name="Table1.C" style:family="table-column">
      <style:table-column-properties style:column-width="4.914cm"/>
    </style:style>
    <style:style style:name="Table1.1" style:family="table-row">
      <style:table-row-properties style:min-row-height="2.798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2" style:family="table-row">
      <style:table-row-properties style:min-row-height="3.704cm"/>
    </style:style>
    <style:style style:name="Table1.3" style:family="table-row">
      <style:table-row-properties style:min-row-height="1.7cm"/>
    </style:style>
    <style:style style:name="Tableau3" style:family="table">
      <style:table-properties style:width="17.711cm" fo:margin-left="-0.053cm" fo:margin-top="0cm" fo:margin-bottom="0cm" table:align="left"/>
    </style:style>
    <style:style style:name="Tableau3.A" style:family="table-column">
      <style:table-column-properties style:column-width="2.193cm"/>
    </style:style>
    <style:style style:name="Tableau3.B" style:family="table-column">
      <style:table-column-properties style:column-width="10.209cm"/>
    </style:style>
    <style:style style:name="Tableau3.C" style:family="table-column">
      <style:table-column-properties style:column-width="5.309cm"/>
    </style:style>
    <style:style style:name="Tableau3.1" style:family="table-row">
      <style:table-row-properties style:min-row-height="1.191cm" fo:keep-together="auto"/>
    </style:style>
    <style:style style:name="Tableau3.A1" style:family="table-cell">
      <style:table-cell-properties style:vertical-align="" fo:padding="0cm" fo:border="none"/>
    </style:style>
    <style:style style:name="Tableau3.B1" style:family="table-cell">
      <style:table-cell-properties fo:padding="0cm" fo:border="none"/>
    </style:style>
    <style:style style:name="Tableau3.C1" style:family="table-cell">
      <style:table-cell-properties style:vertical-align="middle" fo:padding="0cm" fo:border="none"/>
    </style:style>
    <style:style style:name="Tableau3.2" style:family="table-row">
      <style:table-row-properties style:min-row-height="0.813cm" fo:keep-together="auto"/>
    </style:style>
    <style:style style:name="Tableau3.A2" style:family="table-cell">
      <style:table-cell-properties fo:padding="0cm" fo:border="none"/>
    </style:style>
    <style:style style:name="Tableau3.B2" style:family="table-cell">
      <style:table-cell-properties fo:padding="0cm" fo:border="none"/>
    </style:style>
    <style:style style:name="Tableau3.C2" style:family="table-cell">
      <style:table-cell-properties fo:padding="0cm" fo:border="none"/>
    </style:style>
    <style:style style:name="Tableau3.3" style:family="table-row">
      <style:table-row-properties style:min-row-height="1.588cm" fo:keep-together="auto"/>
    </style:style>
    <style:style style:name="Tableau3.A3" style:family="table-cell">
      <style:table-cell-properties fo:padding="0cm" fo:border="none"/>
    </style:style>
    <style:style style:name="Tableau3.B3" style:family="table-cell">
      <style:table-cell-properties fo:padding="0cm" fo:border="none"/>
    </style:style>
    <style:style style:name="Tableau3.C3" style:family="table-cell">
      <style:table-cell-properties fo:padding="0cm" fo:border="none"/>
    </style:style>
    <style:style style:name="Tableau3.4" style:family="table-row">
      <style:table-row-properties style:min-row-height="0.697cm" fo:keep-together="auto"/>
    </style:style>
    <style:style style:name="Tableau3.A4" style:family="table-cell">
      <style:table-cell-properties fo:padding="0cm" fo:border="none"/>
    </style:style>
    <style:style style:name="Tableau3.B4" style:family="table-cell">
      <style:table-cell-properties fo:padding="0cm" fo:border="none"/>
    </style:style>
    <style:style style:name="Tableau3.C4" style:family="table-cell">
      <style:table-cell-properties fo:padding="0cm" fo:border="none"/>
    </style:style>
    <style:style style:name="Tableau4" style:family="table">
      <style:table-properties style:width="17.992cm" fo:margin-left="-0.053cm" fo:margin-top="0cm" fo:margin-bottom="0cm" table:align="left"/>
    </style:style>
    <style:style style:name="Tableau4.A" style:family="table-column">
      <style:table-column-properties style:column-width="2.193cm"/>
    </style:style>
    <style:style style:name="Tableau4.B" style:family="table-column">
      <style:table-column-properties style:column-width="15.799cm"/>
    </style:style>
    <style:style style:name="Tableau4.1" style:family="table-row">
      <style:table-row-properties style:min-row-height="1.106cm" fo:keep-together="auto"/>
    </style:style>
    <style:style style:name="Tableau4.A1" style:family="table-cell">
      <style:table-cell-properties fo:padding="0cm" fo:border="none"/>
    </style:style>
    <style:style style:name="Tableau4.4" style:family="table-row">
      <style:table-row-properties style:min-row-height="0.991cm" fo:keep-together="auto"/>
    </style:style>
    <style:style style:name="P1" style:family="paragraph" style:parent-style-name="Standard">
      <style:paragraph-properties fo:line-height="100%"/>
      <style:text-properties fo:color="#000000" style:font-name="garamond1" fo:font-size="11pt" fo:language="en" fo:country="US" officeooo:rsid="000430f7" officeooo:paragraph-rsid="00647f2e" style:font-size-asian="11pt" style:font-size-complex="11pt"/>
    </style:style>
    <style:style style:name="P2" style:family="paragraph" style:parent-style-name="Standard">
      <style:paragraph-properties fo:line-height="150%"/>
      <style:text-properties fo:color="#000000" style:font-name="garamond1" fo:language="en" fo:country="US" officeooo:rsid="00647f2e" officeooo:paragraph-rsid="006788dc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145cm"/>
        </style:tab-stops>
      </style:paragraph-properties>
      <style:text-properties fo:color="#b2b2b2" officeooo:paragraph-rsid="0067ad4e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garamond1" fo:font-size="11pt" fo:language="en" fo:country="US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cm"/>
        </style:tab-stops>
      </style:paragraph-properties>
      <style:text-properties fo:color="#000000" style:font-name="garamond1" fo:font-size="11pt" fo:letter-spacing="normal" fo:language="en" fo:country="US" fo:font-weight="bold" officeooo:rsid="00647f2e" officeooo:paragraph-rsid="00647f2e" style:font-size-asian="11pt" style:font-weight-asian="bold" style:font-size-complex="11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style:font-name="garamond1" fo:font-size="11pt" fo:letter-spacing="normal" fo:language="en" fo:country="US" fo:font-style="normal" officeooo:rsid="005a62fd" officeooo:paragraph-rsid="00647f2e" style:font-size-asian="11pt" style:font-style-asian="normal" style:font-size-complex="11pt" style:font-style-complex="normal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style:font-name="garamond1" fo:font-size="11pt" fo:letter-spacing="normal" fo:language="en" fo:country="US" fo:font-style="normal" officeooo:rsid="005a62fd" officeooo:paragraph-rsid="005a62fd" style:font-size-asian="11pt" style:font-style-asian="normal" style:font-size-complex="11pt" style:font-style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style:font-name="garamond1" fo:font-size="11pt" fo:letter-spacing="normal" fo:language="en" fo:country="US" fo:font-style="italic" style:font-size-asian="11pt" style:font-style-asian="italic" style:font-size-complex="11pt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style:font-name="garamond1" fo:font-size="11pt" fo:letter-spacing="normal" fo:language="en" fo:country="US" fo:font-style="italic" officeooo:paragraph-rsid="000d9789" style:font-size-asian="11pt" style:font-style-asian="italic" style:font-size-complex="11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style:font-name="garamond1" fo:font-size="11pt" fo:letter-spacing="normal" fo:language="en" fo:country="US" officeooo:paragraph-rsid="00647f2e" style:font-size-asian="11pt" style:font-size-complex="11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style:font-name="garamond1" fo:font-size="11pt" fo:language="en" fo:country="US" officeooo:paragraph-rsid="0064154e" style:font-size-asian="11pt" style:font-size-complex="11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style:font-name="garamond1" fo:font-size="11pt" fo:language="en" fo:country="US" officeooo:paragraph-rsid="00647f2e" style:font-size-asian="11pt" style:font-size-complex="11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style:font-name="garamond1" fo:font-size="11pt" fo:language="en" fo:country="US" style:font-size-asian="11pt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garamond1" fo:font-size="11pt" fo:language="en" fo:country="US" officeooo:paragraph-rsid="00412fc0" style:font-size-asian="11pt" style:font-size-complex="11pt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garamond1" fo:font-size="18pt" fo:language="en" fo:country="US" fo:font-weight="bold" officeooo:rsid="0067ad4e" officeooo:paragraph-rsid="0067ad4e" style:font-size-asian="18pt" style:font-weight-asian="bold" style:font-size-complex="18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62eda7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64154e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647f2e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999999" style:font-name="garamond1" fo:font-size="11pt" fo:language="en" fo:country="US" officeooo:paragraph-rsid="00647f2e" style:font-size-asian="11pt" style:font-size-complex="11p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999999" style:font-name="garamond1" fo:font-size="11pt" fo:letter-spacing="normal" fo:language="en" fo:country="US" fo:font-style="normal" officeooo:rsid="005a62fd" officeooo:paragraph-rsid="00647f2e" style:font-size-asian="11pt" style:font-style-asian="normal" style:font-size-complex="11pt" style:font-style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999999" style:text-position="0% 100%" style:font-name="garamond1" fo:font-size="11pt" fo:letter-spacing="normal" fo:language="en" fo:country="US" fo:font-style="normal" fo:font-weight="normal" officeooo:rsid="005be710" officeooo:paragraph-rsid="00647f2e" fo:background-color="#ffffff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b2b2b2" style:font-name="garamond1" fo:font-size="11pt" fo:language="en" fo:country="US" officeooo:paragraph-rsid="00647f2e" style:font-size-asian="11pt" style:font-size-complex="11pt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000000" style:font-name="garamond1" fo:font-size="11pt" fo:letter-spacing="normal" fo:language="en" fo:country="US" fo:font-style="normal" fo:font-weight="bold" officeooo:rsid="00502119" officeooo:paragraph-rsid="00502119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Heading_20_2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>
        <style:tab-stops>
          <style:tab-stop style:position="0.106cm"/>
        </style:tab-stops>
      </style:paragraph-properties>
      <style:text-properties fo:color="#000000" style:font-name="garamond1" fo:font-size="11pt" fo:language="en" fo:country="US" officeooo:paragraph-rsid="0056e01c" style:font-size-asian="11pt" style:font-size-complex="11pt"/>
    </style:style>
    <style:style style:name="P25" style:family="paragraph" style:parent-style-name="Heading_20_2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>
        <style:tab-stops>
          <style:tab-stop style:position="0.106cm"/>
        </style:tab-stops>
      </style:paragraph-properties>
      <style:text-properties fo:color="#b2b2b2" style:font-name="garamond1" fo:font-size="11pt" fo:letter-spacing="normal" fo:language="en" fo:country="US" fo:font-style="normal" fo:font-weight="normal" officeooo:rsid="0056e01c" officeooo:paragraph-rsid="0056e01c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Heading_20_2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>
        <style:tab-stops>
          <style:tab-stop style:position="0.106cm"/>
        </style:tab-stops>
      </style:paragraph-properties>
      <style:text-properties fo:color="#b2b2b2" style:font-name="garamond1" fo:font-size="11pt" fo:letter-spacing="normal" fo:language="en" fo:country="US" fo:font-style="normal" fo:font-weight="normal" officeooo:rsid="0056e01c" officeooo:paragraph-rsid="006788dc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3cm" style:auto-text-indent="false">
        <style:tab-stops>
          <style:tab-stop style:position="0cm"/>
        </style:tab-stops>
      </style:paragraph-properties>
      <style:text-properties fo:color="#000000" style:font-name="garamond1" fo:font-size="11pt" fo:language="en" fo:country="US" style:font-size-asian="11pt" style:font-size-complex="11pt"/>
    </style:style>
    <style:style style:name="P28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3cm" style:auto-text-indent="false">
        <style:tab-stops>
          <style:tab-stop style:position="0cm"/>
        </style:tab-stops>
      </style:paragraph-properties>
      <style:text-properties fo:color="#000000" style:font-name="garamond1" fo:font-size="11pt" fo:letter-spacing="normal" fo:language="en" fo:country="US" fo:font-style="italic" style:font-size-asian="11pt" style:font-style-asian="italic" style:font-size-complex="11pt"/>
    </style:style>
    <style:style style:name="P29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3cm" style:auto-text-indent="false">
        <style:tab-stops>
          <style:tab-stop style:position="0cm"/>
        </style:tab-stops>
      </style:paragraph-properties>
      <style:text-properties fo:color="#000000" style:font-name="garamond1" fo:font-size="11pt" fo:letter-spacing="normal" fo:language="en" fo:country="US" fo:font-style="normal" fo:font-weight="bold" officeooo:rsid="006788dc" officeooo:paragraph-rsid="006788dc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loext:graphic-properties draw:fill="none"/>
      <style:paragraph-properties fo:margin-left="0.635cm" fo:margin-right="0cm" fo:margin-top="0cm" fo:margin-bottom="0cm" loext:contextual-spacing="false" fo:text-align="start" style:justify-single-word="false" fo:text-indent="-0.633cm" style:auto-text-indent="false" fo:background-color="transparent">
        <style:tab-stops>
          <style:tab-stop style:position="0cm"/>
        </style:tab-stops>
      </style:paragraph-properties>
      <style:text-properties fo:color="#000000" style:font-name="garamond1" fo:font-size="11pt" fo:letter-spacing="normal" fo:language="en" fo:country="US" fo:font-style="normal" fo:font-weight="bold" officeooo:rsid="006788dc" officeooo:paragraph-rsid="006788dc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Horizontal_20_Line">
      <style:paragraph-properties fo:text-align="justify" style:justify-single-word="false"/>
      <style:text-properties officeooo:paragraph-rsid="004f77a5"/>
    </style:style>
    <style:style style:name="P32" style:family="paragraph" style:parent-style-name="Standard">
      <style:paragraph-properties fo:line-height="150%">
        <style:tab-stops>
          <style:tab-stop style:position="0.397cm"/>
        </style:tab-stops>
      </style:paragraph-properties>
      <style:text-properties fo:color="#000000" style:font-name="garamond1" fo:font-size="11pt" fo:language="en" fo:country="US" officeooo:rsid="0067ad4e" officeooo:paragraph-rsid="0067ad4e" style:font-size-asian="11pt" style:font-size-complex="11pt"/>
    </style:style>
    <style:style style:name="P33" style:family="paragraph" style:parent-style-name="Standard">
      <style:paragraph-properties fo:text-align="start" style:justify-single-word="false"/>
      <style:text-properties fo:color="#000000" style:font-name="garamond1" fo:font-size="11pt" fo:letter-spacing="normal" fo:language="en" fo:country="US" officeooo:rsid="006af5da" officeooo:paragraph-rsid="006af5da" style:font-size-asian="11pt" style:font-size-complex="11pt"/>
    </style:style>
    <style:style style:name="P34" style:family="paragraph" style:parent-style-name="Standard">
      <style:paragraph-properties fo:text-align="justify" style:justify-single-word="false">
        <style:tab-stops>
          <style:tab-stop style:position="0.145cm"/>
        </style:tab-stops>
      </style:paragraph-properties>
      <style:text-properties fo:color="#000000" style:text-position="0% 100%" style:font-name="garamond" fo:font-size="11pt" fo:letter-spacing="normal" fo:language="en" fo:country="US" fo:font-style="normal" style:text-underline-style="none" fo:font-weight="normal" officeooo:paragraph-rsid="0067ad4e" fo:background-color="#ffffff" style:font-name-asian="Garamond1" style:font-size-asian="11pt" style:font-style-asian="normal" style:font-weight-asian="normal" style:font-name-complex="Garamond1" style:font-size-complex="11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>
        <style:tab-stops>
          <style:tab-stop style:position="0.145cm"/>
        </style:tab-stops>
      </style:paragraph-properties>
      <style:text-properties fo:color="#000000" style:text-position="0% 100%" style:font-name="garamond" fo:font-size="11pt" fo:letter-spacing="normal" fo:language="en" fo:country="US" fo:font-style="normal" style:text-underline-style="none" fo:font-weight="normal" officeooo:paragraph-rsid="006efde9" fo:background-color="#ffffff" style:font-name-asian="Garamond1" style:font-size-asian="11pt" style:font-style-asian="normal" style:font-weight-asian="normal" style:font-name-complex="Garamond1" style:font-size-complex="11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b2b2b2" style:font-name="garamond1" fo:font-size="11pt" fo:letter-spacing="normal" fo:language="en" fo:country="US" officeooo:paragraph-rsid="002f63c8" style:font-size-asian="11pt" style:font-size-complex="11pt"/>
    </style:style>
    <style:style style:name="P37" style:family="paragraph" style:parent-style-name="Standard">
      <style:paragraph-properties fo:text-align="start" style:justify-single-word="false"/>
      <style:text-properties fo:color="#b2b2b2" style:font-name="garamond1" fo:font-size="11pt" fo:letter-spacing="normal" fo:language="en" fo:country="US" officeooo:rsid="006af5da" officeooo:paragraph-rsid="006af5da" style:font-size-asian="11pt" style:font-size-complex="11pt"/>
    </style:style>
    <style:style style:name="P38" style:family="paragraph" style:parent-style-name="Standard">
      <style:paragraph-properties fo:text-align="start" style:justify-single-word="false"/>
      <style:text-properties fo:color="#333333" style:font-name="garamond1" fo:font-size="11pt" fo:language="en" fo:country="US" fo:font-weight="bold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333333" style:font-name="garamond1" fo:font-size="11pt" fo:language="en" fo:country="US" fo:font-weight="bold" officeooo:paragraph-rsid="006561a7" style:font-size-asian="11pt" style:font-weight-asian="bold" style:font-size-complex="11pt" style:font-weight-complex="bold"/>
    </style:style>
    <style:style style:name="P40" style:family="paragraph" style:parent-style-name="Standard">
      <style:paragraph-properties fo:line-height="0.499cm" fo:text-align="start" style:justify-single-word="false"/>
      <style:text-properties fo:color="#333333" style:font-name="garamond1" fo:font-size="11pt" fo:language="en" fo:country="US" fo:font-weight="bold" officeooo:paragraph-rsid="006561a7" style:font-size-asian="11pt" style:font-weight-asian="bold" style:font-size-complex="11pt" style:font-weight-complex="bold"/>
    </style:style>
    <style:style style:name="P41" style:family="paragraph" style:parent-style-name="Standard">
      <style:paragraph-properties fo:line-height="0.499cm" fo:text-align="start" style:justify-single-word="false"/>
      <style:text-properties fo:color="#333333" style:font-name="garamond1" fo:font-size="11pt" fo:language="en" fo:country="US" fo:font-weight="bold" officeooo:paragraph-rsid="006687a6" style:font-size-asian="11pt" style:font-weight-asian="bold" style:font-size-complex="11pt" style:font-weight-complex="bold"/>
    </style:style>
    <style:style style:name="P42" style:family="paragraph" style:parent-style-name="Standard">
      <style:paragraph-properties fo:line-height="0.499cm" fo:text-align="start" style:justify-single-word="false"/>
      <style:text-properties fo:color="#333333" style:font-name="garamond1" fo:font-size="11pt" fo:language="en" fo:country="US" fo:font-weight="bold" officeooo:rsid="006788dc" officeooo:paragraph-rsid="006788dc" style:font-size-asian="11pt" style:font-weight-asian="bold" style:font-size-complex="11pt" style:font-weight-complex="bold"/>
    </style:style>
    <style:style style:name="P43" style:family="paragraph" style:parent-style-name="Standard">
      <style:paragraph-properties fo:line-height="0.499cm" fo:text-align="start" style:justify-single-word="false"/>
      <style:text-properties fo:color="#333333" style:font-name="garamond1" fo:font-size="11pt" fo:language="en" fo:country="US" style:font-size-asian="11pt" style:font-size-complex="11pt"/>
    </style:style>
    <style:style style:name="P44" style:family="paragraph" style:parent-style-name="Standard">
      <style:paragraph-properties fo:line-height="0.499cm" fo:text-align="start" style:justify-single-word="false"/>
      <style:text-properties fo:color="#333333" style:font-name="garamond1" fo:font-size="11pt" fo:language="en" fo:country="US" officeooo:paragraph-rsid="001bbb33" style:font-size-asian="11pt" style:font-size-complex="11pt"/>
    </style:style>
    <style:style style:name="P45" style:family="paragraph" style:parent-style-name="Standard">
      <style:paragraph-properties fo:line-height="0.499cm" fo:text-align="start" style:justify-single-word="false"/>
      <style:text-properties fo:color="#333333" style:font-name="garamond1" fo:font-size="11pt" fo:language="en" fo:country="US" fo:font-weight="normal" officeooo:rsid="006788dc" officeooo:paragraph-rsid="006788dc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line-height="0.499cm" fo:text-align="start" style:justify-single-word="false"/>
      <style:text-properties fo:color="#333333" style:font-name="garamond1" fo:font-size="11pt" fo:language="en" fo:country="US" fo:font-weight="normal" officeooo:rsid="000d530a" officeooo:paragraph-rsid="006788dc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333333" style:font-name="garamond1" fo:font-size="11pt" fo:letter-spacing="normal" fo:language="en" fo:country="US" officeooo:rsid="0067ad4e" officeooo:paragraph-rsid="0067ad4e" style:font-size-asian="11pt" style:font-size-complex="11pt"/>
    </style:style>
    <style:style style:name="P48" style:family="paragraph" style:parent-style-name="Standard">
      <style:paragraph-properties fo:text-align="start" style:justify-single-word="false"/>
      <style:text-properties fo:color="#333333" style:font-name="garamond1" fo:font-size="11pt" fo:letter-spacing="normal" fo:language="en" fo:country="US" style:font-size-asian="11pt" style:font-size-complex="11pt"/>
    </style:style>
    <style:style style:name="P49" style:family="paragraph" style:parent-style-name="Standard">
      <style:paragraph-properties fo:text-align="start" style:justify-single-word="false"/>
      <style:text-properties fo:color="#333333" style:font-name="garamond1" fo:font-size="11pt" fo:letter-spacing="normal" fo:language="en" fo:country="US" officeooo:rsid="006af5da" officeooo:paragraph-rsid="006af5da" style:font-size-asian="11pt" style:font-size-complex="11pt"/>
    </style:style>
    <style:style style:name="P50" style:family="paragraph" style:parent-style-name="Standard">
      <style:paragraph-properties fo:text-align="start" style:justify-single-word="false"/>
      <style:text-properties fo:color="#333333" style:font-name="garamond1" fo:font-size="11pt" fo:letter-spacing="normal" fo:language="en" fo:country="US" fo:font-weight="bold" style:font-size-asian="11pt" style:font-weight-asian="bold" style:font-size-complex="11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333333" style:font-name="garamond1" fo:font-size="11pt" fo:letter-spacing="normal" fo:language="en" fo:country="US" fo:font-weight="bold" officeooo:rsid="006af5da" officeooo:paragraph-rsid="006af5da" style:font-size-asian="11pt" style:font-weight-asian="bold" style:font-size-complex="11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333333" style:font-name="garamond1" fo:font-size="11pt" fo:letter-spacing="normal" fo:language="en" fo:country="US" fo:font-weight="normal" officeooo:paragraph-rsid="002f63c8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line-height="0.499cm" fo:text-align="start" style:justify-single-word="false"/>
      <style:text-properties fo:color="#333333" officeooo:paragraph-rsid="006687a6"/>
    </style:style>
    <style:style style:name="P54" style:family="paragraph" style:parent-style-name="Standard">
      <style:paragraph-properties fo:line-height="0.499cm" fo:text-align="start" style:justify-single-word="false"/>
      <style:text-properties fo:color="#333333" style:font-name="garamond" fo:font-size="11pt" fo:language="en" fo:country="US" fo:font-weight="normal" officeooo:paragraph-rsid="006561a7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333333" style:font-name="garamond" fo:font-size="11pt" fo:letter-spacing="normal" fo:language="en" fo:country="US" fo:font-weight="bold" officeooo:rsid="0042b090" officeooo:paragraph-rsid="00502119" style:font-size-asian="11pt" style:font-weight-asian="bold" style:font-size-complex="11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333333" style:font-name="garamond" fo:font-size="11pt" fo:letter-spacing="normal" fo:language="en" fo:country="US" fo:font-weight="bold" officeooo:rsid="0067ad4e" officeooo:paragraph-rsid="0067ad4e" style:font-size-asian="11pt" style:font-weight-asian="bold" style:font-size-complex="11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333333" style:font-name="garamond" fo:font-size="11pt" fo:letter-spacing="normal" fo:language="en" fo:country="US" fo:font-weight="bold" officeooo:paragraph-rsid="00412fc0" style:font-size-asian="11pt" style:font-weight-asian="bold" style:font-size-complex="11pt" style:font-weight-complex="bold"/>
    </style:style>
    <style:style style:name="P58" style:family="paragraph" style:parent-style-name="Standard">
      <style:paragraph-properties fo:text-align="center" style:justify-single-word="false">
        <style:tab-stops>
          <style:tab-stop style:position="0.145cm"/>
        </style:tab-stops>
      </style:paragraph-properties>
      <style:text-properties fo:color="#333333" officeooo:rsid="0042b090" officeooo:paragraph-rsid="0067ad4e"/>
    </style:style>
    <style:style style:name="P59" style:family="paragraph" style:parent-style-name="Standard">
      <style:paragraph-properties fo:text-align="justify" style:justify-single-word="false">
        <style:tab-stops>
          <style:tab-stop style:position="0.145cm"/>
        </style:tab-stops>
      </style:paragraph-properties>
      <style:text-properties fo:color="#333333" style:text-position="0% 100%" style:font-name="garamond" fo:font-size="11pt" fo:letter-spacing="normal" fo:language="en" fo:country="US" fo:font-style="normal" style:text-underline-style="none" fo:font-weight="normal" officeooo:rsid="0042b090" officeooo:paragraph-rsid="00502119" fo:background-color="#ffffff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60" style:family="paragraph" style:parent-style-name="Standard">
      <style:paragraph-properties fo:line-height="0.499cm" fo:text-align="start" style:justify-single-word="false"/>
      <style:text-properties fo:color="#999999" style:font-name="garamond1" fo:font-size="11pt" fo:language="en" fo:country="US" officeooo:paragraph-rsid="006561a7" style:font-size-asian="11pt" style:font-size-complex="11pt"/>
    </style:style>
    <style:style style:name="P61" style:family="paragraph" style:parent-style-name="Standard">
      <style:paragraph-properties fo:line-height="0.499cm" fo:text-align="start" style:justify-single-word="false"/>
      <style:text-properties fo:color="#999999" style:font-name="garamond1" fo:font-size="11pt" fo:language="en" fo:country="US" officeooo:rsid="006561a7" officeooo:paragraph-rsid="006788dc" style:font-size-asian="11pt" style:font-size-complex="11pt"/>
    </style:style>
    <style:style style:name="P62" style:family="paragraph" style:parent-style-name="Standard">
      <style:paragraph-properties fo:text-align="justify" style:justify-single-word="false">
        <style:tab-stops>
          <style:tab-stop style:position="0.145cm"/>
        </style:tab-stops>
      </style:paragraph-properties>
      <style:text-properties fo:color="#999999" officeooo:rsid="0042b090" officeooo:paragraph-rsid="00502119"/>
    </style:style>
    <style:style style:name="P63" style:family="paragraph" style:parent-style-name="Standard">
      <style:paragraph-properties fo:text-align="justify" style:justify-single-word="false">
        <style:tab-stops>
          <style:tab-stop style:position="0.145cm"/>
        </style:tab-stops>
      </style:paragraph-properties>
      <style:text-properties fo:color="#999999" style:text-position="0% 100%" style:font-name="garamond" fo:font-size="11pt" fo:letter-spacing="normal" fo:language="en" fo:country="US" fo:font-style="normal" style:text-underline-style="none" fo:font-weight="normal" officeooo:paragraph-rsid="0067ad4e" fo:background-color="#ffffff" style:font-name-asian="Garamond1" style:font-size-asian="11pt" style:font-style-asian="normal" style:font-weight-asian="normal" style:font-name-complex="Garamond1" style:font-size-complex="11pt" style:font-style-complex="normal" style:font-weight-complex="normal"/>
    </style:style>
    <style:style style:name="P64" style:family="paragraph" style:parent-style-name="Standard">
      <style:paragraph-properties fo:line-height="150%"/>
      <style:text-properties fo:font-size="13pt" officeooo:paragraph-rsid="00647f2e" style:font-size-asian="11.3500003814697pt" style:font-size-complex="13pt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style:font-name="garamond1" fo:font-size="11pt" fo:letter-spacing="normal" fo:language="en" fo:country="US" officeooo:paragraph-rsid="00647f2e" style:font-size-asian="11pt" style:font-size-complex="11pt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style:font-name="garamond1" fo:font-size="11pt" fo:letter-spacing="normal" fo:language="en" fo:country="US" style:font-size-asian="11pt" style:font-size-complex="11pt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style:font-name="garamond1" fo:font-size="11pt" fo:language="en" fo:country="US" officeooo:paragraph-rsid="0064154e" style:font-size-asian="11pt" style:font-size-complex="11pt"/>
    </style:style>
    <style:style style:name="P6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garamond1" fo:font-size="18pt" fo:language="en" fo:country="US" fo:font-weight="bold" officeooo:rsid="006af5da" officeooo:paragraph-rsid="006af5da" style:font-size-asian="18pt" style:font-weight-asian="bold" style:font-size-complex="18pt" style:font-weight-complex="bold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>
          <style:tab-stop style:position="0.695cm"/>
        </style:tab-stops>
      </style:paragraph-properties>
      <style:text-properties fo:color="#000000" style:font-name="garamond1" fo:font-size="6pt" fo:letter-spacing="normal" fo:language="en" fo:country="US" fo:font-style="italic" officeooo:paragraph-rsid="004c91f1" style:font-size-asian="5.25pt" style:font-style-asian="italic" style:font-size-complex="6pt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b2b2b2" style:font-name="garamond1" fo:font-size="11pt" fo:letter-spacing="normal" fo:language="en" fo:country="US" fo:font-style="italic" officeooo:paragraph-rsid="00647f2e" style:font-size-asian="11pt" style:font-style-asian="italic" style:font-size-complex="11pt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62eda7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64154e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333333" style:font-name="garamond1" fo:font-size="11pt" fo:language="en" fo:country="US" officeooo:paragraph-rsid="0064154e" style:font-size-asian="11pt" style:font-size-complex="11p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333333" style:font-name="garamond1" fo:font-size="11pt" fo:language="en" fo:country="US" officeooo:paragraph-rsid="00647f2e" style:font-size-asian="11pt" style:font-size-complex="11pt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333333" style:font-name="garamond1" fo:font-size="11pt" fo:letter-spacing="normal" fo:language="en" fo:country="US" fo:font-style="normal" officeooo:rsid="005be710" officeooo:paragraph-rsid="005d7010" style:font-size-asian="11pt" style:font-style-asian="normal" style:font-size-complex="11pt" style:font-style-complex="normal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333333" style:font-name="garamond1" fo:font-size="11pt" fo:letter-spacing="normal" fo:language="en" fo:country="US" fo:font-style="normal" fo:font-weight="bold" officeooo:rsid="00502119" officeooo:paragraph-rsid="00502119" style:font-size-asian="11pt" style:font-style-asian="normal" style:font-weight-asian="bold" style:font-size-complex="11pt" style:font-style-complex="normal" style:font-weight-complex="bold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>
          <style:tab-stop style:position="1.302cm"/>
        </style:tab-stops>
      </style:paragraph-properties>
      <style:text-properties fo:color="#333333" style:font-name="garamond" fo:font-size="11pt" fo:letter-spacing="normal" fo:language="en" fo:country="US" officeooo:paragraph-rsid="005fe33c" style:font-size-asian="11pt" style:font-size-complex="11pt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333333" officeooo:paragraph-rsid="0064154e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999999" style:font-name="garamond1" fo:font-size="11pt" fo:language="en" fo:country="US" officeooo:paragraph-rsid="00647f2e" style:font-size-asian="11pt" style:font-size-complex="11pt"/>
    </style:style>
    <style:style style:name="P8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fo:color="#333333" style:font-name="garamond1" fo:font-size="11pt" fo:language="en" fo:country="US" fo:font-weight="normal" officeooo:paragraph-rsid="00611be0" style:font-size-asian="11pt" style:font-weight-asian="normal" style:font-size-complex="11pt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333333" style:font-name="garamond1" fo:font-size="11pt" fo:language="en" fo:country="US" style:font-size-asian="11pt" style:font-size-complex="11pt"/>
    </style:style>
    <style:style style:name="P8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333333" style:font-name="garamond1" fo:font-size="11pt" fo:letter-spacing="normal" fo:language="en" fo:country="US" fo:font-weight="normal" officeooo:paragraph-rsid="0062eda7" style:font-size-asian="11pt" style:font-weight-asian="normal" style:font-size-complex="11pt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333333" style:font-name="garamond1" fo:font-size="11pt" fo:letter-spacing="normal" fo:language="en" fo:country="US" officeooo:paragraph-rsid="00647f2e" style:font-size-asian="11pt" style:font-size-complex="11pt"/>
    </style:style>
    <style:style style:name="P8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333333" officeooo:paragraph-rsid="00647f2e"/>
    </style:style>
    <style:style style:name="P8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>
        <style:tab-stops>
          <style:tab-stop style:position="0.695cm"/>
        </style:tab-stops>
      </style:paragraph-properties>
      <style:text-properties officeooo:paragraph-rsid="004c91f1"/>
    </style:style>
    <style:style style:name="P86" style:family="paragraph" style:parent-style-name="Standard" style:list-style-name="L1">
      <style:paragraph-properties fo:margin-top="0cm" fo:margin-bottom="0cm" loext:contextual-spacing="false" fo:text-align="start" style:justify-single-word="false">
        <style:tab-stops>
          <style:tab-stop style:position="0cm"/>
        </style:tab-stops>
      </style:paragraph-properties>
      <style:text-properties fo:language="en" fo:country="US"/>
    </style:style>
    <style:style style:name="P87" style:family="paragraph" style:parent-style-name="Standard">
      <style:paragraph-properties fo:margin-top="0cm" fo:margin-bottom="0cm" loext:contextual-spacing="false" fo:line-height="150%"/>
      <style:text-properties fo:color="#000000" style:font-name="garamond1" fo:language="en" fo:country="US" fo:font-weight="normal" officeooo:paragraph-rsid="0059c44e" style:font-weight-asian="normal" style:font-weight-complex="normal"/>
    </style:style>
    <style:style style:name="P88" style:family="paragraph" style:parent-style-name="Standard">
      <style:paragraph-properties fo:margin-top="0cm" fo:margin-bottom="0cm" loext:contextual-spacing="false"/>
      <style:text-properties fo:color="#333333" style:font-name="garamond" fo:font-size="11pt" fo:letter-spacing="normal" fo:language="en" fo:country="US" officeooo:paragraph-rsid="00412fc0" style:font-size-asian="11pt" style:font-size-complex="11pt"/>
    </style:style>
    <style:style style:name="P89" style:family="paragraph" style:parent-style-name="Standard">
      <style:paragraph-properties fo:margin-top="0cm" fo:margin-bottom="0cm" loext:contextual-spacing="false"/>
      <style:text-properties fo:color="#333333" style:font-name="garamond" fo:font-size="11pt" fo:language="en" fo:country="US" fo:font-weight="bold" officeooo:paragraph-rsid="006ff403" style:font-size-asian="11pt" style:font-weight-asian="bold" style:font-size-complex="11pt" style:font-weight-complex="bold"/>
    </style:style>
    <style:style style:name="P90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3cm" style:auto-text-indent="false">
        <style:tab-stops>
          <style:tab-stop style:position="0cm"/>
        </style:tab-stops>
      </style:paragraph-properties>
      <style:text-properties fo:color="#000000" style:font-name="garamond1" fo:font-size="11pt" fo:language="en" fo:country="US" style:font-size-asian="11pt" style:font-size-complex="11pt"/>
    </style:style>
    <style:style style:name="P91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3cm" style:auto-text-indent="false">
        <style:tab-stops>
          <style:tab-stop style:position="0cm"/>
        </style:tab-stops>
      </style:paragraph-properties>
      <style:text-properties fo:color="#000000" style:font-name="garamond1" fo:font-size="11pt" fo:letter-spacing="normal" fo:language="en" fo:country="US" officeooo:paragraph-rsid="0049a20a" style:font-size-asian="9.60000038146973pt" style:font-size-complex="11pt"/>
    </style:style>
    <style:style style:name="P92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3cm" style:auto-text-indent="false">
        <style:tab-stops>
          <style:tab-stop style:position="0cm"/>
        </style:tab-stops>
      </style:paragraph-properties>
      <style:text-properties fo:color="#000000" style:font-name="garamond" fo:font-size="11pt" fo:letter-spacing="normal" fo:language="en" fo:country="US" fo:font-weight="bold" style:font-size-asian="11pt" style:font-weight-asian="bold" style:font-size-complex="11pt" style:font-weight-complex="bold"/>
    </style:style>
    <style:style style:name="P93" style:family="paragraph" style:parent-style-name="Standard" style:master-page-name="">
      <loext:graphic-properties draw:fill="none"/>
      <style:paragraph-properties fo:margin-left="0cm" fo:margin-right="0cm" fo:line-height="100%" fo:text-indent="-3.9cm" style:auto-text-indent="false" style:page-number="auto" fo:background-color="transparent"/>
      <style:text-properties fo:color="#333333" style:font-name="garamond1" fo:font-size="11pt" fo:language="en" fo:country="US" officeooo:rsid="004f77a5" officeooo:paragraph-rsid="00647f2e" style:font-size-asian="11pt" style:font-size-complex="11pt"/>
    </style:style>
    <style:style style:name="P94" style:family="paragraph" style:parent-style-name="Standard">
      <loext:graphic-properties draw:fill="none"/>
      <style:paragraph-properties fo:margin-left="1.3cm" fo:margin-right="0cm" fo:margin-top="0cm" fo:margin-bottom="0cm" loext:contextual-spacing="false" fo:text-align="start" style:justify-single-word="false" fo:text-indent="-0.6cm" style:auto-text-indent="false" fo:background-color="transparent">
        <style:tab-stops>
          <style:tab-stop style:position="0cm"/>
        </style:tab-stops>
      </style:paragraph-properties>
      <style:text-properties fo:color="#333333" style:font-name="garamond1" fo:font-size="11pt" fo:letter-spacing="normal" fo:language="en" fo:country="US" fo:font-style="normal" fo:font-weight="bold" officeooo:rsid="00502119" officeooo:paragraph-rsid="00502119" style:font-size-asian="11pt" style:font-style-asian="normal" style:font-weight-asian="bold" style:font-size-complex="11pt" style:font-style-complex="normal" style:font-weight-complex="bold"/>
    </style:style>
    <style:style style:name="P95" style:family="paragraph" style:parent-style-name="Heading_20_2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>
        <style:tab-stops>
          <style:tab-stop style:position="0.106cm"/>
        </style:tab-stops>
      </style:paragraph-properties>
      <style:text-properties fo:color="#b2b2b2" style:font-name="garamond1" fo:font-size="11pt" fo:letter-spacing="normal" fo:language="en" fo:country="US" fo:font-style="italic" fo:font-weight="normal" officeooo:rsid="00502119" officeooo:paragraph-rsid="006788dc" style:font-size-asian="11pt" style:font-style-asian="italic" style:font-weight-asian="normal" style:font-size-complex="11pt" style:font-style-complex="italic" style:font-weight-complex="normal"/>
    </style:style>
    <style:style style:name="P96" style:family="paragraph" style:parent-style-name="Heading_20_2" style:master-page-name="">
      <loext:graphic-properties draw:fill="none"/>
      <style:paragraph-properties fo:margin-top="0cm" fo:margin-bottom="0cm" loext:contextual-spacing="false" fo:text-align="justify" style:justify-single-word="false" style:page-number="auto" fo:background-color="transparent" fo:keep-with-next="always">
        <style:tab-stops>
          <style:tab-stop style:position="0.106cm"/>
        </style:tab-stops>
      </style:paragraph-properties>
      <style:text-properties fo:color="#333333" officeooo:paragraph-rsid="00502119"/>
    </style:style>
    <style:style style:name="P97" style:family="paragraph" style:parent-style-name="Horizontal_20_Line">
      <style:paragraph-properties fo:line-height="150%"/>
      <style:text-properties fo:color="#000000" style:font-name="garamond1" fo:font-size="11pt" fo:language="en" fo:country="US" fo:font-weight="bold" officeooo:rsid="000430f7" officeooo:paragraph-rsid="000430f7" style:font-size-asian="11pt" style:font-weight-asian="bold" style:font-size-complex="11pt" style:font-weight-complex="bold"/>
    </style:style>
    <style:style style:name="P98" style:family="paragraph" style:parent-style-name="Horizontal_20_Line">
      <style:paragraph-properties fo:line-height="150%"/>
      <style:text-properties fo:color="#000000" style:font-name="garamond1" fo:font-size="16pt" fo:language="en" fo:country="US" officeooo:rsid="0067ad4e" officeooo:paragraph-rsid="000430f7" style:font-size-asian="14pt" style:font-size-complex="16pt"/>
    </style:style>
    <style:style style:name="P99" style:family="paragraph" style:parent-style-name="Horizontal_20_Line">
      <style:paragraph-properties fo:text-align="start" style:justify-single-word="false"/>
      <style:text-properties style:font-name="garamond1" fo:font-size="11pt" officeooo:paragraph-rsid="006561a7" style:font-size-asian="11pt" style:font-size-complex="11pt"/>
    </style:style>
    <style:style style:name="P100" style:family="paragraph" style:parent-style-name="Horizontal_20_Line">
      <style:paragraph-properties fo:text-align="start" style:justify-single-word="false"/>
      <style:text-properties fo:color="#333333" style:font-name="garamond1" fo:font-size="11pt" officeooo:paragraph-rsid="006561a7" style:font-size-asian="11pt" style:font-size-complex="11pt"/>
    </style:style>
    <style:style style:name="P101" style:family="paragraph" style:parent-style-name="Horizontal_20_Line">
      <style:paragraph-properties fo:text-align="start" style:justify-single-word="false"/>
      <style:text-properties fo:color="#333333" style:font-name="garamond1" fo:font-size="11pt" fo:language="en" fo:country="US" fo:font-weight="bold" officeooo:rsid="004f77a5" officeooo:paragraph-rsid="006561a7" style:font-size-asian="11pt" style:font-weight-asian="bold" style:font-size-complex="11pt" style:font-weight-complex="bold"/>
    </style:style>
    <style:style style:name="P102" style:family="paragraph" style:parent-style-name="Horizontal_20_Line">
      <style:paragraph-properties fo:text-align="start" style:justify-single-word="false"/>
      <style:text-properties fo:color="#333333" style:font-name="garamond1" fo:font-size="11pt" fo:language="en" fo:country="US" officeooo:rsid="004f77a5" officeooo:paragraph-rsid="006561a7" style:font-size-asian="11pt" style:font-size-complex="11pt"/>
    </style:style>
    <style:style style:name="P103" style:family="paragraph" style:parent-style-name="Horizontal_20_Line">
      <style:paragraph-properties fo:text-align="start" style:justify-single-word="false"/>
      <style:text-properties fo:color="#999999" style:font-name="garamond1" fo:font-size="11pt" fo:font-weight="normal" officeooo:paragraph-rsid="006561a7" style:font-size-asian="11pt" style:font-weight-asian="normal" style:font-size-complex="11pt" style:font-weight-complex="normal"/>
    </style:style>
    <style:style style:name="P104" style:family="paragraph" style:parent-style-name="Horizontal_20_Line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color="#333333" style:font-name="garamond1" fo:font-size="11pt" fo:language="en" fo:country="US" officeooo:rsid="004f77a5" officeooo:paragraph-rsid="006561a7" style:font-size-asian="11pt" style:font-size-complex="11pt"/>
    </style:style>
    <style:style style:name="P105" style:family="paragraph">
      <loext:graphic-properties draw:fill-color="#333333"/>
    </style:style>
    <style:style style:name="P106" style:family="paragraph">
      <style:paragraph-properties fo:text-align="center"/>
      <style:text-properties fo:font-size="32pt" style:font-size-asian="32pt" style:font-size-complex="32pt"/>
    </style:style>
    <style:style style:name="P107" style:family="paragraph">
      <style:paragraph-properties fo:text-align="center"/>
    </style:style>
    <style:style style:name="P108" style:family="paragraph">
      <loext:graphic-properties draw:fill="none" draw:fill-color="#ffffff"/>
      <style:paragraph-properties fo:text-align="center"/>
      <style:text-properties fo:color="#ffffff" style:font-name="Garamond" fo:font-size="32pt" style:font-size-asian="32pt" style:font-size-complex="32pt"/>
    </style:style>
    <style:style style:name="T1" style:family="text">
      <style:text-properties fo:font-size="12pt" officeooo:rsid="00604bff" style:font-size-asian="12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561a7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6788dc" style:font-style-asian="italic" style:font-style-complex="italic"/>
    </style:style>
    <style:style style:name="T7" style:family="text">
      <style:text-properties fo:font-style="italic" officeooo:rsid="00502119" style:font-style-asian="italic" style:font-style-complex="italic"/>
    </style:style>
    <style:style style:name="T8" style:family="text">
      <style:text-properties fo:font-style="italic" officeooo:rsid="00556999" style:font-style-asian="italic" style:font-style-complex="italic"/>
    </style:style>
    <style:style style:name="T9" style:family="text">
      <style:text-properties fo:font-style="italic" officeooo:rsid="005be710" style:font-style-asian="italic"/>
    </style:style>
    <style:style style:name="T10" style:family="text">
      <style:text-properties fo:font-style="italic" fo:font-weight="bold" officeooo:rsid="005be710" style:font-style-asian="italic" style:font-weight-asian="bold" style:font-weight-complex="bold"/>
    </style:style>
    <style:style style:name="T11" style:family="text">
      <style:text-properties fo:letter-spacing="normal"/>
    </style:style>
    <style:style style:name="T12" style:family="text">
      <style:text-properties fo:letter-spacing="normal" fo:font-weight="bold" style:font-weight-asian="bold"/>
    </style:style>
    <style:style style:name="T13" style:family="text">
      <style:text-properties fo:letter-spacing="normal" fo:font-style="italic" style:font-style-asian="italic"/>
    </style:style>
    <style:style style:name="T14" style:family="text">
      <style:text-properties fo:letter-spacing="normal" fo:font-style="italic" fo:font-weight="normal" officeooo:rsid="0047141a" style:font-style-asian="italic" style:font-weight-asian="normal" style:font-style-complex="italic" style:font-weight-complex="normal"/>
    </style:style>
    <style:style style:name="T15" style:family="text">
      <style:text-properties fo:letter-spacing="normal" fo:font-style="italic" fo:font-weight="bold" style:font-style-asian="italic" style:font-weight-asian="bold"/>
    </style:style>
    <style:style style:name="T16" style:family="text">
      <style:text-properties fo:letter-spacing="normal" fo:font-weight="normal" officeooo:rsid="0047141a" style:font-weight-asian="normal" style:font-weight-complex="normal"/>
    </style:style>
    <style:style style:name="T17" style:family="text">
      <style:text-properties fo:letter-spacing="normal" fo:language="en" fo:country="US" officeooo:rsid="004f77a5"/>
    </style:style>
    <style:style style:name="T18" style:family="text">
      <style:text-properties fo:letter-spacing="normal" fo:language="en" fo:country="US" officeooo:rsid="006561a7"/>
    </style:style>
    <style:style style:name="T19" style:family="text">
      <style:text-properties fo:letter-spacing="normal" style:text-underline-style="none" officeooo:rsid="005e60cb"/>
    </style:style>
    <style:style style:name="T20" style:family="text">
      <style:text-properties fo:letter-spacing="normal" style:text-underline-style="none" officeooo:rsid="0052fa22"/>
    </style:style>
    <style:style style:name="T21" style:family="text">
      <style:text-properties fo:letter-spacing="normal" officeooo:rsid="00647f2e"/>
    </style:style>
    <style:style style:name="T22" style:family="text">
      <style:text-properties style:text-position="27% 100%" fo:letter-spacing="normal"/>
    </style:style>
    <style:style style:name="T23" style:family="text">
      <style:text-properties style:text-position="27% 100%" fo:letter-spacing="normal" fo:font-style="italic" style:font-style-asian="italic"/>
    </style:style>
    <style:style style:name="T24" style:family="text">
      <style:text-properties style:text-position="27% 100%" fo:letter-spacing="normal" fo:font-style="normal" style:text-underline-style="none" fo:font-weight="normal" officeooo:rsid="000430f7" fo:background-color="#ffffff" loext:char-shading-value="0" style:language-asian="en" style:country-asian="GB" style:font-style-asian="normal" style:font-weight-asian="normal" style:font-name-complex="Arial" style:language-complex="ar" style:country-complex="SA" style:font-style-complex="normal" style:font-weight-complex="normal"/>
    </style:style>
    <style:style style:name="T25" style:family="text">
      <style:text-properties style:text-position="27% 100%" fo:font-style="normal" style:text-underline-style="none" fo:font-weight="normal" officeooo:rsid="000430f7" fo:background-color="#ffffff" loext:char-shading-value="0" style:language-asian="en" style:country-asian="GB" style:font-style-asian="normal" style:font-weight-asian="normal" style:font-name-complex="Arial" style:language-complex="ar" style:country-complex="SA" style:font-style-complex="normal" style:font-weight-complex="normal"/>
    </style:style>
    <style:style style:name="T26" style:family="text">
      <style:text-properties style:text-position="super 58%" fo:font-weight="normal" officeooo:rsid="005be710" fo:background-color="#ffffff" loext:char-shading-value="0" style:font-weight-asian="normal" style:font-name-complex="Times New Roman1" style:font-weight-complex="normal"/>
    </style:style>
    <style:style style:name="T27" style:family="text">
      <style:text-properties style:text-position="super 58%" fo:language="en" fo:country="GB" fo:font-weight="normal" officeooo:rsid="005be710" fo:background-color="#ffffff" loext:char-shading-value="0" style:font-weight-asian="normal" style:font-name-complex="Times New Roman1" style:font-weight-complex="normal"/>
    </style:style>
    <style:style style:name="T28" style:family="text">
      <style:text-properties style:text-position="super 58%" fo:background-color="#ffffff" loext:char-shading-value="0" style:font-name-complex="Times New Roman1"/>
    </style:style>
    <style:style style:name="T29" style:family="text">
      <style:text-properties style:text-position="super 58%" fo:font-style="italic" style:font-style-asian="italic" style:font-style-complex="italic"/>
    </style:style>
    <style:style style:name="T30" style:family="text">
      <style:text-properties style:text-position="super 58%" fo:letter-spacing="normal" fo:font-style="italic" style:font-style-asian="italic"/>
    </style:style>
    <style:style style:name="T31" style:family="text">
      <style:text-properties fo:color="#000000" style:text-position="0% 100%" style:font-name="garamond" fo:font-size="11pt" fo:letter-spacing="normal" fo:language="en" fo:country="US" fo:font-style="normal" style:text-underline-style="none" fo:font-weight="normal" fo:background-color="#ffffff" loext:char-shading-value="0" style:font-name-asian="Garamond1" style:font-size-asian="11pt" style:font-style-asian="normal" style:font-weight-asian="normal" style:font-name-complex="Garamond1" style:font-size-complex="11pt" style:font-style-complex="normal" style:font-weight-complex="normal"/>
    </style:style>
    <style:style style:name="T32" style:family="text">
      <style:text-properties fo:color="#000000" style:text-position="0% 100%" style:font-name="garamond" fo:font-size="11pt" fo:letter-spacing="normal" fo:language="en" fo:country="US" fo:font-style="normal" style:text-underline-style="none" fo:font-weight="normal" officeooo:rsid="0003d93e" fo:background-color="#ffffff" loext:char-shading-value="0" style:font-name-asian="Garamond1" style:font-size-asian="11pt" style:font-style-asian="normal" style:font-weight-asian="normal" style:font-name-complex="Garamond1" style:font-size-complex="11pt" style:font-style-complex="normal" style:font-weight-complex="normal"/>
    </style:style>
    <style:style style:name="T33" style:family="text">
      <style:text-properties fo:color="#000000" style:text-position="0% 100%" style:font-name="garamond" fo:font-size="11pt" fo:letter-spacing="normal" fo:language="en" fo:country="US" fo:font-style="normal" style:text-underline-style="none" fo:font-weight="normal" fo:background-color="#ffffff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4" style:family="text">
      <style:text-properties fo:color="#000000" style:font-name="garamond1" fo:font-size="11pt" fo:letter-spacing="normal" fo:language="en" fo:country="US" style:font-size-asian="11pt" style:font-size-complex="11pt"/>
    </style:style>
    <style:style style:name="T35" style:family="text">
      <style:text-properties fo:color="#000000" style:font-name="garamond1" fo:font-size="11pt" fo:letter-spacing="normal" fo:language="en" fo:country="US" officeooo:rsid="005a62fd" style:font-size-asian="11pt" style:font-size-complex="11pt"/>
    </style:style>
    <style:style style:name="T36" style:family="text">
      <style:text-properties fo:color="#000000" style:font-name="garamond1" fo:font-size="11pt" fo:letter-spacing="normal" fo:language="en" fo:country="US" fo:font-style="italic" fo:font-weight="normal" officeooo:rsid="0047141a" style:font-size-asian="11pt" style:font-style-asian="italic" style:font-weight-asian="normal" style:font-size-complex="11pt" style:font-style-complex="italic" style:font-weight-complex="normal"/>
    </style:style>
    <style:style style:name="T37" style:family="text">
      <style:text-properties fo:color="#000000" style:font-name="garamond1" fo:font-size="11pt" fo:letter-spacing="normal" fo:language="en" fo:country="US" fo:font-style="italic" style:font-size-asian="11pt" style:font-style-asian="italic" style:font-size-complex="11pt"/>
    </style:style>
    <style:style style:name="T38" style:family="text">
      <style:text-properties fo:color="#000000" style:font-name="garamond1" fo:font-size="11pt" fo:letter-spacing="normal" fo:language="en" fo:country="US" fo:font-style="italic" officeooo:rsid="0047141a" style:font-size-asian="11pt" style:font-style-asian="italic" style:font-size-complex="11pt"/>
    </style:style>
    <style:style style:name="T39" style:family="text">
      <style:text-properties fo:color="#000000" style:font-name="garamond1" fo:font-size="11pt" fo:letter-spacing="normal" fo:language="en" fo:country="US" fo:font-style="normal" fo:font-weight="normal" officeooo:rsid="00502119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fo:color="#000000" style:font-name="garamond1" fo:font-size="11pt" fo:letter-spacing="normal" fo:language="en" fo:country="US" fo:font-style="normal" fo:font-weight="bold" officeooo:rsid="00502119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fo:color="#000000" style:font-name="garamond1" fo:font-size="18pt" fo:letter-spacing="normal" fo:language="en" fo:country="US" fo:font-weight="bold" officeooo:rsid="004f77a5" style:font-size-asian="18pt" style:font-weight-asian="bold" style:font-size-complex="18pt" style:font-weight-complex="bold"/>
    </style:style>
    <style:style style:name="T42" style:family="text">
      <style:text-properties fo:color="#000000" style:font-name="garamond1" fo:letter-spacing="normal" fo:language="en" fo:country="US" fo:font-weight="bold" officeooo:rsid="004f77a5" style:font-weight-asian="bold" style:font-weight-complex="bold"/>
    </style:style>
    <style:style style:name="T43" style:family="text">
      <style:text-properties style:text-position="0% 100%" style:font-name="garamond" fo:font-style="normal" style:text-underline-style="none" fo:font-weight="normal" officeooo:rsid="0042b090" fo:background-color="#ffffff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44" style:family="text">
      <style:text-properties style:text-position="0% 100%" style:font-name="garamond" fo:font-size="11pt" fo:letter-spacing="normal" fo:language="en" fo:country="US" fo:font-style="normal" style:text-underline-style="none" fo:font-weight="normal" fo:background-color="#ffffff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5" style:family="text">
      <style:text-properties style:text-position="0% 100%" style:font-name="garamond" fo:font-size="11pt" fo:letter-spacing="normal" fo:language="en" fo:country="US" fo:font-style="normal" style:text-underline-style="none" fo:font-weight="normal" fo:background-color="#ffffff" loext:char-shading-value="0" style:font-name-asian="Garamond1" style:font-size-asian="11pt" style:font-style-asian="normal" style:font-weight-asian="normal" style:font-name-complex="Garamond1" style:font-size-complex="11pt" style:font-style-complex="normal" style:font-weight-complex="normal"/>
    </style:style>
    <style:style style:name="T46" style:family="text">
      <style:text-properties style:text-position="0% 100%" style:font-name="garamond" fo:font-size="11pt" fo:letter-spacing="normal" fo:language="en" fo:country="US" fo:font-style="normal" style:text-underline-style="none" fo:font-weight="normal" officeooo:rsid="0067ad4e" fo:background-color="#ffffff" loext:char-shading-value="0" style:font-name-asian="Garamond1" style:font-size-asian="11pt" style:font-style-asian="normal" style:font-weight-asian="normal" style:font-name-complex="Garamond1" style:font-size-complex="11pt" style:font-style-complex="normal" style:font-weight-complex="normal"/>
    </style:style>
    <style:style style:name="T47" style:family="text">
      <style:text-properties style:text-position="0% 100%" style:font-name="garamond" fo:font-size="11pt" fo:letter-spacing="normal" fo:language="en" fo:country="US" fo:font-style="normal" style:text-underline-style="none" fo:font-weight="normal" officeooo:rsid="0003d93e" fo:background-color="#ffffff" loext:char-shading-value="0" style:font-name-asian="Garamond1" style:font-size-asian="11pt" style:font-style-asian="normal" style:font-weight-asian="normal" style:font-name-complex="Garamond1" style:font-size-complex="11pt" style:font-style-complex="normal" style:font-weight-complex="normal"/>
    </style:style>
    <style:style style:name="T48" style:family="text">
      <style:text-properties style:text-position="0% 100%" fo:font-weight="normal" officeooo:rsid="005be710" style:font-weight-asian="normal" style:font-weight-complex="normal"/>
    </style:style>
    <style:style style:name="T49" style:family="text">
      <style:text-properties style:text-position="0% 100%" fo:font-weight="normal" officeooo:rsid="005d7010" style:font-weight-asian="normal" style:font-weight-complex="normal"/>
    </style:style>
    <style:style style:name="T50" style:family="text">
      <style:text-properties style:text-position="0% 100%" fo:font-weight="normal" fo:background-color="#ffffff" loext:char-shading-value="0" style:font-weight-asian="normal" style:font-name-complex="Times New Roman1" style:font-weight-complex="normal"/>
    </style:style>
    <style:style style:name="T51" style:family="text">
      <style:text-properties style:text-position="0% 100%" fo:font-weight="normal" officeooo:rsid="005be710" fo:background-color="#ffffff" loext:char-shading-value="0" style:font-weight-asian="normal" style:font-name-complex="Times New Roman1" style:font-weight-complex="normal"/>
    </style:style>
    <style:style style:name="T52" style:family="text">
      <style:text-properties style:text-position="0% 100%" fo:font-style="italic" fo:font-weight="normal" officeooo:rsid="005be710" fo:background-color="#ffffff" loext:char-shading-value="0" style:font-style-asian="italic" style:font-weight-asian="normal" style:font-name-complex="Times New Roman1" style:font-weight-complex="normal"/>
    </style:style>
    <style:style style:name="T53" style:family="text">
      <style:text-properties style:text-position="0% 100%" fo:language="en" fo:country="GB" fo:font-weight="normal" officeooo:rsid="005be710" fo:background-color="#ffffff" loext:char-shading-value="0" style:font-weight-asian="normal" style:font-name-complex="Times New Roman1" style:font-weight-complex="normal"/>
    </style:style>
    <style:style style:name="T54" style:family="text">
      <style:text-properties style:text-position="0% 100%" fo:font-weight="bold" fo:background-color="#ffffff" loext:char-shading-value="0" style:font-weight-asian="bold" style:font-name-complex="Times New Roman1" style:font-weight-complex="bold"/>
    </style:style>
    <style:style style:name="T55" style:family="text">
      <style:text-properties style:text-position="0% 100%" fo:font-weight="bold" officeooo:rsid="005be710" fo:background-color="#ffffff" loext:char-shading-value="0" style:font-weight-asian="bold" style:font-name-complex="Times New Roman1" style:font-weight-complex="bold"/>
    </style:style>
    <style:style style:name="T56" style:family="text">
      <style:text-properties style:text-position="0% 100%" style:font-name="garamond1" fo:font-size="11pt" fo:letter-spacing="normal" fo:language="en" fo:country="US" fo:font-style="italic" style:text-underline-style="none" fo:font-weight="normal" officeooo:rsid="0047141a" fo:background-color="#ffffff" loext:char-shading-value="0" style:font-name-asian="Garamond1" style:font-size-asian="11pt" style:font-style-asian="italic" style:font-weight-asian="normal" style:font-name-complex="Garamond1" style:font-size-complex="11pt" style:font-style-complex="italic" style:font-weight-complex="normal"/>
    </style:style>
    <style:style style:name="T57" style:family="text">
      <style:text-properties style:text-position="0% 100%" style:font-name="garamond1" fo:font-size="11pt" fo:letter-spacing="normal" fo:language="en" fo:country="US" fo:font-style="italic" style:text-underline-style="none" fo:font-weight="normal" officeooo:rsid="0067ad4e" fo:background-color="#ffffff" loext:char-shading-value="0" style:font-name-asian="Garamond1" style:font-size-asian="11pt" style:font-style-asian="italic" style:font-weight-asian="normal" style:font-name-complex="Garamond1" style:font-size-complex="11pt" style:font-style-complex="italic" style:font-weight-complex="normal"/>
    </style:style>
    <style:style style:name="T58" style:family="text">
      <style:text-properties style:text-position="0% 100%" fo:letter-spacing="normal" fo:font-style="normal" style:text-underline-style="none" fo:font-weight="normal" officeooo:rsid="000430f7" fo:background-color="#ffffff" loext:char-shading-value="0" style:language-asian="en" style:country-asian="GB" style:font-style-asian="normal" style:font-weight-asian="normal" style:font-name-complex="Arial" style:language-complex="ar" style:country-complex="SA" style:font-style-complex="normal" style:font-weight-complex="normal"/>
    </style:style>
    <style:style style:name="T59" style:family="text">
      <style:text-properties style:text-position="0% 100%" fo:letter-spacing="normal" fo:font-style="italic" style:font-style-asian="italic"/>
    </style:style>
    <style:style style:name="T60" style:family="text">
      <style:text-properties style:text-position="0% 100%" fo:font-style="normal" style:text-underline-style="none" fo:font-weight="normal" officeooo:rsid="000430f7" fo:background-color="#ffffff" loext:char-shading-value="0" style:language-asian="en" style:country-asian="GB" style:font-style-asian="normal" style:font-weight-asian="normal" style:font-name-complex="Arial" style:language-complex="ar" style:country-complex="SA" style:font-style-complex="normal" style:font-weight-complex="normal"/>
    </style:style>
    <style:style style:name="T61" style:family="text">
      <style:text-properties style:font-name="garamond" fo:font-size="11pt" fo:font-weight="normal" style:font-size-asian="11pt" style:font-weight-asian="normal" style:font-weight-complex="normal"/>
    </style:style>
    <style:style style:name="T62" style:family="text">
      <style:text-properties style:font-name="garamond" fo:font-size="11pt" fo:font-weight="normal" officeooo:rsid="006687a6" style:font-size-asian="11pt" style:font-weight-asian="normal" style:font-weight-complex="normal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556999" style:font-weight-asian="normal" style:font-weight-complex="normal"/>
    </style:style>
    <style:style style:name="T65" style:family="text">
      <style:text-properties fo:font-weight="normal" officeooo:rsid="006561a7" style:font-weight-asian="normal" style:font-weight-complex="normal"/>
    </style:style>
    <style:style style:name="T66" style:family="text">
      <style:text-properties officeooo:rsid="005be710"/>
    </style:style>
    <style:style style:name="T67" style:family="text">
      <style:text-properties officeooo:rsid="005d7010"/>
    </style:style>
    <style:style style:name="T68" style:family="text">
      <style:text-properties fo:color="#999999" style:font-name="garamond1" fo:font-size="11pt" fo:letter-spacing="normal" fo:language="en" fo:country="US" fo:font-style="italic" style:font-size-asian="11pt" style:font-style-asian="italic" style:font-size-complex="11pt"/>
    </style:style>
    <style:style style:name="T69" style:family="text">
      <style:text-properties fo:color="#999999" style:font-name="garamond1" fo:font-size="11pt" fo:letter-spacing="normal" fo:language="en" fo:country="US" fo:font-style="italic" officeooo:rsid="0047141a" style:font-size-asian="11pt" style:font-style-asian="italic" style:font-size-complex="11pt"/>
    </style:style>
    <style:style style:name="T70" style:family="text">
      <style:text-properties fo:color="#999999" style:font-name="garamond1" fo:font-size="11pt" fo:letter-spacing="normal" fo:language="en" fo:country="US" fo:font-style="italic" officeooo:rsid="00611be0" style:font-size-asian="11pt" style:font-style-asian="italic" style:font-size-complex="11pt"/>
    </style:style>
    <style:style style:name="T71" style:family="text">
      <style:text-properties fo:color="#999999" style:font-name="garamond1" fo:font-size="11pt" fo:letter-spacing="normal" fo:language="en" fo:country="US" fo:font-style="italic" fo:font-weight="bold" style:font-size-asian="11pt" style:font-style-asian="italic" style:font-weight-asian="bold" style:font-size-complex="11pt"/>
    </style:style>
    <style:style style:name="T72" style:family="text">
      <style:text-properties fo:color="#999999" style:font-name="garamond1" fo:font-size="11pt" fo:letter-spacing="normal" fo:language="en" fo:country="US" fo:font-style="italic" fo:font-weight="bold" officeooo:rsid="0047141a" style:font-size-asian="11pt" style:font-style-asian="italic" style:font-weight-asian="bold" style:font-size-complex="11pt" style:font-style-complex="italic" style:font-weight-complex="normal"/>
    </style:style>
    <style:style style:name="T73" style:family="text">
      <style:text-properties fo:color="#999999" style:font-name="garamond1" fo:font-size="11pt" fo:letter-spacing="normal" fo:language="en" fo:country="US" fo:font-style="italic" fo:font-weight="bold" officeooo:rsid="0047141a" style:font-size-asian="11pt" style:font-style-asian="italic" style:font-weight-asian="bold" style:font-size-complex="11pt" style:font-style-complex="italic" style:font-weight-complex="bold"/>
    </style:style>
    <style:style style:name="T74" style:family="text">
      <style:text-properties fo:color="#999999" style:font-name="garamond1" fo:font-size="11pt" fo:letter-spacing="normal" fo:language="en" fo:country="US" fo:font-style="italic" fo:font-weight="normal" officeooo:rsid="0047141a" style:font-size-asian="11pt" style:font-style-asian="italic" style:font-weight-asian="normal" style:font-size-complex="11pt" style:font-style-complex="italic" style:font-weight-complex="normal"/>
    </style:style>
    <style:style style:name="T75" style:family="text">
      <style:text-properties fo:color="#999999" style:font-name="garamond1" fo:font-size="11pt" fo:letter-spacing="normal" fo:language="en" fo:country="US" fo:font-style="italic" fo:font-weight="normal" officeooo:rsid="00611be0" style:font-size-asian="11pt" style:font-style-asian="italic" style:font-weight-asian="normal" style:font-size-complex="11pt" style:font-style-complex="italic" style:font-weight-complex="normal"/>
    </style:style>
    <style:style style:name="T76" style:family="text">
      <style:text-properties fo:color="#999999" style:font-name="garamond1" fo:font-size="11pt" fo:letter-spacing="normal" fo:language="en" fo:country="US" style:font-size-asian="11pt" style:font-size-complex="11pt"/>
    </style:style>
    <style:style style:name="T77" style:family="text">
      <style:text-properties fo:color="#999999" style:font-name="garamond1" fo:font-size="11pt" fo:letter-spacing="normal" fo:language="en" fo:country="US" officeooo:rsid="005a62fd" style:font-size-asian="11pt" style:font-size-complex="11pt"/>
    </style:style>
    <style:style style:name="T78" style:family="text">
      <style:text-properties fo:color="#999999" style:font-name="garamond1" fo:font-size="11pt" fo:letter-spacing="normal" fo:language="en" fo:country="US" fo:font-weight="bold" style:font-size-asian="11pt" style:font-weight-asian="bold" style:font-size-complex="11pt"/>
    </style:style>
    <style:style style:name="T79" style:family="text">
      <style:text-properties fo:color="#999999" fo:letter-spacing="normal"/>
    </style:style>
    <style:style style:name="T80" style:family="text">
      <style:text-properties fo:color="#999999" fo:letter-spacing="normal" fo:font-style="italic" fo:font-weight="bold" officeooo:rsid="0047141a" style:font-style-asian="italic" style:font-weight-asian="bold" style:font-style-complex="italic" style:font-weight-complex="normal"/>
    </style:style>
    <style:style style:name="T81" style:family="text">
      <style:text-properties fo:color="#999999" fo:letter-spacing="normal" fo:font-style="italic" fo:font-weight="normal" officeooo:rsid="0047141a" style:font-style-asian="italic" style:font-weight-asian="normal" style:font-style-complex="italic" style:font-weight-complex="normal"/>
    </style:style>
    <style:style style:name="T82" style:family="text">
      <style:text-properties fo:color="#999999" fo:letter-spacing="normal" fo:font-style="italic" fo:font-weight="normal" officeooo:rsid="0064154e" style:font-style-asian="italic" style:font-weight-asian="normal" style:font-style-complex="italic" style:font-weight-complex="normal"/>
    </style:style>
    <style:style style:name="T83" style:family="text">
      <style:text-properties fo:color="#999999" fo:letter-spacing="normal" fo:font-style="italic" fo:font-weight="normal" officeooo:rsid="00611be0" style:font-style-asian="italic" style:font-weight-asian="normal" style:font-style-complex="italic" style:font-weight-complex="normal"/>
    </style:style>
    <style:style style:name="T84" style:family="text">
      <style:text-properties fo:color="#999999" fo:letter-spacing="normal" fo:font-style="italic" style:font-style-asian="italic"/>
    </style:style>
    <style:style style:name="T85" style:family="text">
      <style:text-properties fo:color="#999999" fo:letter-spacing="normal" fo:language="en" fo:country="US" style:text-underline-style="none" fo:font-weight="normal" officeooo:rsid="004f77a5" style:font-weight-asian="normal" style:font-weight-complex="normal"/>
    </style:style>
    <style:style style:name="T86" style:family="text">
      <style:text-properties fo:color="#999999" fo:letter-spacing="normal" fo:language="en" fo:country="US" fo:font-weight="normal" officeooo:rsid="004f77a5" style:font-weight-asian="normal" style:font-weight-complex="normal"/>
    </style:style>
    <style:style style:name="T87" style:family="text">
      <style:text-properties fo:color="#999999" fo:letter-spacing="normal" fo:font-weight="bold" style:font-weight-asian="bold"/>
    </style:style>
    <style:style style:name="T88" style:family="text">
      <style:text-properties fo:color="#999999" style:text-position="0% 100%" fo:font-style="normal" fo:font-weight="bold" officeooo:rsid="005a62fd" fo:background-color="#ffffff" loext:char-shading-value="0" style:font-style-asian="normal" style:font-weight-asian="bold" style:font-name-complex="Times New Roman1" style:font-style-complex="normal" style:font-weight-complex="bold"/>
    </style:style>
    <style:style style:name="T89" style:family="text">
      <style:text-properties fo:color="#999999" style:text-position="0% 100%" fo:font-style="normal" fo:font-weight="bold" officeooo:rsid="005be710" fo:background-color="#ffffff" loext:char-shading-value="0" style:font-style-asian="normal" style:font-weight-asian="bold" style:font-name-complex="Times New Roman1" style:font-style-complex="normal" style:font-weight-complex="bold"/>
    </style:style>
    <style:style style:name="T90" style:family="text">
      <style:text-properties fo:color="#999999" style:text-position="0% 100%" fo:font-style="normal" fo:font-weight="normal" officeooo:rsid="005be710" fo:background-color="#ffffff" loext:char-shading-value="0" style:font-style-asian="normal" style:font-weight-asian="normal" style:font-name-complex="Times New Roman1" style:font-style-complex="normal" style:font-weight-complex="normal"/>
    </style:style>
    <style:style style:name="T91" style:family="text">
      <style:text-properties fo:color="#999999" style:text-position="0% 100%" fo:letter-spacing="normal" fo:font-style="italic" style:font-style-asian="italic"/>
    </style:style>
    <style:style style:name="T92" style:family="text">
      <style:text-properties fo:color="#999999" style:text-position="27% 100%" fo:letter-spacing="normal" fo:font-style="italic" style:font-style-asian="italic"/>
    </style:style>
    <style:style style:name="T93" style:family="text">
      <style:text-properties fo:color="#999999" style:text-position="super 58%" fo:letter-spacing="normal" fo:font-style="italic" style:font-style-asian="italic"/>
    </style:style>
    <style:style style:name="T94" style:family="text">
      <style:text-properties fo:color="#b2b2b2"/>
    </style:style>
    <style:style style:name="T95" style:family="text">
      <style:text-properties fo:color="#b2b2b2" style:font-name="garamond1" fo:font-size="11pt" fo:letter-spacing="normal" fo:language="en" fo:country="US" fo:font-weight="bold" style:font-size-asian="11pt" style:font-weight-asian="bold" style:font-size-complex="11pt"/>
    </style:style>
    <style:style style:name="T96" style:family="text">
      <style:text-properties fo:color="#b2b2b2" style:font-name="garamond1" fo:font-size="11pt" fo:letter-spacing="normal" fo:language="en" fo:country="US" style:font-size-asian="11pt" style:font-size-complex="11pt"/>
    </style:style>
    <style:style style:name="T97" style:family="text">
      <style:text-properties fo:color="#b2b2b2" style:font-name="garamond1" fo:font-size="11pt" fo:letter-spacing="normal" fo:language="en" fo:country="US" fo:font-style="italic" style:font-size-asian="11pt" style:font-style-asian="italic" style:font-size-complex="11pt"/>
    </style:style>
    <style:style style:name="T98" style:family="text">
      <style:text-properties fo:color="#b2b2b2" style:font-name="garamond1" fo:font-size="11pt" fo:letter-spacing="normal" fo:language="en" fo:country="US" fo:font-style="italic" officeooo:rsid="00611be0" style:font-size-asian="11pt" style:font-style-asian="italic" style:font-size-complex="11pt"/>
    </style:style>
    <style:style style:name="T99" style:family="text">
      <style:text-properties fo:color="#b2b2b2" style:font-name="garamond1" fo:font-size="11pt" fo:letter-spacing="normal" fo:language="en" fo:country="US" fo:font-style="italic" officeooo:rsid="0047141a" style:font-size-asian="11pt" style:font-style-asian="italic" style:font-size-complex="11pt"/>
    </style:style>
    <style:style style:name="T100" style:family="text">
      <style:text-properties fo:color="#b2b2b2" fo:letter-spacing="normal"/>
    </style:style>
    <style:style style:name="T101" style:family="text">
      <style:text-properties fo:color="#b2b2b2" fo:letter-spacing="normal" fo:font-style="italic" style:font-style-asian="italic"/>
    </style:style>
    <style:style style:name="T102" style:family="text">
      <style:text-properties fo:color="#b2b2b2" fo:letter-spacing="normal" fo:font-style="italic" fo:font-weight="normal" officeooo:rsid="0047141a" style:font-style-asian="italic" style:font-weight-asian="normal" style:font-style-complex="italic" style:font-weight-complex="normal"/>
    </style:style>
    <style:style style:name="T103" style:family="text">
      <style:text-properties fo:color="#b2b2b2" fo:letter-spacing="normal" fo:font-style="italic" fo:font-weight="normal" officeooo:rsid="00611be0" style:font-style-asian="italic" style:font-weight-asian="normal" style:font-style-complex="italic" style:font-weight-complex="normal"/>
    </style:style>
    <style:style style:name="T104" style:family="text">
      <style:text-properties fo:color="#b2b2b2" fo:letter-spacing="normal" fo:font-weight="bold" style:font-weight-asian="bold"/>
    </style:style>
    <style:style style:name="T105" style:family="text">
      <style:text-properties fo:color="#b2b2b2" fo:letter-spacing="normal" officeooo:rsid="00647f2e"/>
    </style:style>
    <style:style style:name="T106" style:family="text">
      <style:text-properties fo:color="#b2b2b2" fo:background-color="#ffffff" loext:char-shading-value="0" style:font-name-complex="Times New Roman1"/>
    </style:style>
    <style:style style:name="T107" style:family="text">
      <style:text-properties fo:color="#b2b2b2" style:text-position="0% 100%" fo:font-style="normal" fo:font-weight="normal" officeooo:rsid="005be710" fo:background-color="#ffffff" loext:char-shading-value="0" style:font-style-asian="normal" style:font-weight-asian="normal" style:font-name-complex="Times New Roman1" style:font-style-complex="normal" style:font-weight-complex="normal"/>
    </style:style>
    <style:style style:name="T108" style:family="text">
      <style:text-properties fo:color="#b2b2b2" style:text-position="27% 100%" fo:letter-spacing="normal" fo:font-style="italic" style:font-style-asian="italic"/>
    </style:style>
    <style:style style:name="T109" style:family="text">
      <style:text-properties fo:font-size="18pt" style:font-size-asian="18pt" style:font-size-complex="18pt"/>
    </style:style>
    <style:style style:name="T110" style:family="text">
      <style:text-properties fo:font-size="18pt" fo:letter-spacing="normal" fo:font-weight="bold" officeooo:rsid="006788dc" style:font-size-asian="18pt" style:font-weight-asian="bold" style:font-size-complex="18pt" style:font-weight-complex="bold"/>
    </style:style>
    <style:style style:name="T111" style:family="text">
      <style:text-properties fo:color="#3399ff" fo:font-size="18pt" fo:letter-spacing="normal" fo:font-weight="bold" style:font-size-asian="18pt" style:font-weight-asian="bold" style:font-size-complex="18pt" style:font-weight-complex="bold"/>
    </style:style>
    <style:style style:name="T112" style:family="text">
      <style:text-properties fo:color="#3399ff" fo:font-size="18pt" fo:letter-spacing="normal" fo:font-weight="bold" officeooo:rsid="00647f2e" style:font-size-asian="18pt" style:font-weight-asian="bold" style:font-size-complex="18pt" style:font-weight-complex="bold"/>
    </style:style>
    <style:style style:name="T113" style:family="text">
      <style:text-properties fo:color="#3399ff" fo:font-size="18pt" style:font-size-asian="18pt" style:font-size-complex="18pt"/>
    </style:style>
    <style:style style:name="T114" style:family="text">
      <style:text-properties fo:color="#3399ff" fo:font-size="18pt" officeooo:rsid="00647f2e" style:font-size-asian="18pt" style:font-size-complex="18pt"/>
    </style:style>
    <style:style style:name="T115" style:family="text">
      <style:text-properties fo:color="#3399ff" fo:font-size="18pt" officeooo:rsid="006efde9" style:font-size-asian="18pt" style:font-size-complex="18pt"/>
    </style:style>
    <style:style style:name="T116" style:family="text">
      <style:text-properties fo:color="#3399ff" style:font-name="garamond1" fo:font-size="18pt" fo:letter-spacing="normal" fo:language="en" fo:country="US" fo:font-weight="bold" officeooo:rsid="000430f7" style:font-size-asian="18pt" style:font-weight-asian="bold" style:font-size-complex="18pt" style:font-weight-complex="bold"/>
    </style:style>
    <style:style style:name="T117" style:family="text">
      <style:text-properties fo:color="#3399ff" fo:letter-spacing="normal" fo:font-style="normal" style:font-style-asian="normal" style:font-style-complex="normal"/>
    </style:style>
    <style:style style:name="T118" style:family="text">
      <style:text-properties fo:color="#3399ff" fo:letter-spacing="normal" fo:font-style="normal" officeooo:rsid="006788dc" style:font-style-asian="normal" style:font-style-complex="normal"/>
    </style:style>
    <style:style style:name="T119" style:family="text">
      <style:text-properties fo:color="#3399ff" fo:letter-spacing="normal" fo:font-style="normal" officeooo:rsid="006af5da" style:font-style-asian="normal" style:font-style-complex="normal"/>
    </style:style>
    <style:style style:name="T120" style:family="text">
      <style:text-properties fo:background-color="#ffffff" loext:char-shading-value="0" style:font-name-complex="Times New Roman1"/>
    </style:style>
    <style:style style:name="T121" style:family="text">
      <style:text-properties fo:language="en" fo:country="US" officeooo:rsid="004f77a5"/>
    </style:style>
    <style:style style:name="T122" style:family="text">
      <style:text-properties fo:language="en" fo:country="US" fo:font-weight="bold" officeooo:rsid="004f77a5" style:font-weight-asian="bold" style:font-weight-complex="bold"/>
    </style:style>
    <style:style style:name="T123" style:family="text">
      <style:text-properties fo:language="en" fo:country="US" fo:font-weight="bold" officeooo:rsid="006dce1a" style:font-weight-asian="bold" style:font-weight-complex="bold"/>
    </style:style>
    <style:style style:name="T124" style:family="text">
      <style:text-properties officeooo:rsid="006561a7"/>
    </style:style>
    <style:style style:name="T125" style:family="text">
      <style:text-properties officeooo:rsid="006788dc"/>
    </style:style>
    <style:style style:name="T126" style:family="text">
      <style:text-properties officeooo:rsid="0067ad4e"/>
    </style:style>
    <style:style style:name="T127" style:family="text">
      <style:text-properties officeooo:rsid="0042b090"/>
    </style:style>
    <style:style style:name="T128" style:family="text">
      <style:text-properties officeooo:rsid="006af5da"/>
    </style:style>
    <style:style style:name="T129" style:family="text">
      <style:text-properties officeooo:rsid="006dce1a"/>
    </style:style>
    <style:style style:name="T130" style:family="text">
      <style:text-properties fo:color="#333333"/>
    </style:style>
    <style:style style:name="T131" style:family="text">
      <style:text-properties fo:color="#333333" fo:font-size="18pt" fo:letter-spacing="normal" fo:font-weight="bold" style:font-size-asian="18pt" style:font-weight-asian="bold" style:font-size-complex="18pt" style:font-weight-complex="bold"/>
    </style:style>
    <style:style style:name="T132" style:family="text">
      <style:text-properties fo:color="#333333" fo:font-size="18pt" fo:letter-spacing="normal" fo:font-weight="bold" officeooo:rsid="00647f2e" style:font-size-asian="18pt" style:font-weight-asian="bold" style:font-size-complex="18pt" style:font-weight-complex="bold"/>
    </style:style>
    <style:style style:name="T133" style:family="text">
      <style:text-properties fo:color="#333333" fo:font-size="18pt" fo:letter-spacing="normal" fo:font-weight="bold" officeooo:rsid="006788dc" style:font-size-asian="18pt" style:font-weight-asian="bold" style:font-size-complex="18pt" style:font-weight-complex="bold"/>
    </style:style>
    <style:style style:name="T134" style:family="text">
      <style:text-properties fo:color="#333333" fo:font-size="18pt" style:font-size-asian="18pt" style:font-size-complex="18pt"/>
    </style:style>
    <style:style style:name="T135" style:family="text">
      <style:text-properties fo:color="#333333" style:font-name="garamond1" fo:font-size="18pt" fo:letter-spacing="normal" fo:language="en" fo:country="US" fo:font-weight="bold" officeooo:rsid="000430f7" style:font-size-asian="18pt" style:font-weight-asian="bold" style:font-size-complex="18pt" style:font-weight-complex="bold"/>
    </style:style>
    <style:style style:name="T136" style:family="text">
      <style:text-properties fo:color="#333333" style:text-position="0% 100%" fo:font-weight="normal" officeooo:rsid="005be710" style:font-weight-asian="normal" style:font-weight-complex="normal"/>
    </style:style>
    <style:style style:name="T137" style:family="text">
      <style:text-properties fo:color="#333333" style:text-position="0% 100%" fo:font-weight="normal" officeooo:rsid="005d7010" style:font-weight-asian="normal" style:font-weight-complex="normal"/>
    </style:style>
    <style:style style:name="T138" style:family="text">
      <style:text-properties fo:color="#333333" style:text-position="0% 100%" fo:font-weight="normal" officeooo:rsid="005be710" fo:background-color="#ffffff" loext:char-shading-value="0" style:font-weight-asian="normal" style:font-name-complex="Times New Roman1" style:font-weight-complex="normal"/>
    </style:style>
    <style:style style:name="T139" style:family="text">
      <style:text-properties fo:color="#333333" style:text-position="0% 100%" fo:language="en" fo:country="GB" fo:font-weight="normal" officeooo:rsid="005be710" fo:background-color="#ffffff" loext:char-shading-value="0" style:font-weight-asian="normal" style:font-name-complex="Times New Roman1" style:font-weight-complex="normal"/>
    </style:style>
    <style:style style:name="T140" style:family="text">
      <style:text-properties fo:color="#333333" style:text-position="super 58%" fo:language="en" fo:country="GB" fo:font-weight="normal" officeooo:rsid="005be710" fo:background-color="#ffffff" loext:char-shading-value="0" style:font-weight-asian="normal" style:font-name-complex="Times New Roman1" style:font-weight-complex="normal"/>
    </style:style>
    <style:style style:name="T141" style:family="text">
      <style:text-properties fo:color="#333333" fo:letter-spacing="normal"/>
    </style:style>
    <style:style style:name="T142" style:family="text">
      <style:text-properties fo:color="#333333" officeooo:rsid="006af5da"/>
    </style:style>
    <style:style style:name="T143" style:family="text">
      <style:text-properties officeooo:rsid="006efde9"/>
    </style:style>
    <style:style style:name="T144" style:family="text">
      <style:text-properties style:font-name="garamond1" fo:font-size="11pt" fo:language="en" fo:country="US" fo:font-weight="normal" officeooo:rsid="006788dc" style:font-size-asian="11pt" style:font-weight-asian="normal" style:font-size-complex="11pt" style:font-weight-complex="normal"/>
    </style:style>
    <style:style style:name="T145" style:family="text">
      <style:text-properties style:font-name="garamond1" fo:font-size="11pt" fo:letter-spacing="normal" fo:language="en" fo:country="US" fo:font-weight="normal" officeooo:rsid="0047141a" style:font-size-asian="11pt" style:font-weight-asian="normal" style:font-size-complex="11pt" style:font-weight-complex="normal"/>
    </style:style>
    <style:style style:name="T146" style:family="text">
      <style:text-properties style:font-name="garamond1" fo:font-size="11pt" fo:letter-spacing="normal" fo:language="en" fo:country="US" fo:font-style="italic" fo:font-weight="normal" officeooo:rsid="0047141a" style:font-size-asian="11pt" style:font-weight-asian="normal" style:font-size-complex="11pt" style:font-weight-complex="normal"/>
    </style:style>
    <style:style style:name="T147" style:family="text">
      <style:text-properties style:font-name="garamond1" fo:font-size="11pt" fo:letter-spacing="normal" fo:language="en" fo:country="US" fo:font-style="italic" style:font-size-asian="11pt" style:font-style-asian="italic" style:font-size-complex="11pt"/>
    </style:style>
    <style:style style:name="T148" style:family="text">
      <style:text-properties style:font-name="garamond1" fo:font-size="11pt" fo:letter-spacing="normal" fo:language="en" fo:country="US" fo:font-style="italic" officeooo:rsid="00611be0" style:font-size-asian="11pt" style:font-style-asian="italic" style:font-size-complex="11pt"/>
    </style:style>
    <style:style style:name="T149" style:family="text">
      <style:text-properties style:font-name="garamond1" fo:font-size="11pt" fo:letter-spacing="normal" fo:language="en" fo:country="US" style:font-size-asian="11pt" style:font-size-complex="11pt"/>
    </style:style>
    <style:style style:name="T150" style:family="text">
      <style:text-properties style:font-name="garamond1" fo:font-size="11pt" fo:letter-spacing="normal" fo:language="en" fo:country="US" fo:font-style="normal" fo:font-weight="bold" officeooo:rsid="00502119" style:font-size-asian="11pt" style:font-style-asian="normal" style:font-weight-asian="bold" style:font-size-complex="11pt" style:font-style-complex="normal" style:font-weight-complex="bold"/>
    </style:style>
    <style:style style:name="T151" style:family="text">
      <style:text-properties style:font-name="garamond1" fo:font-size="11pt" fo:letter-spacing="normal" fo:language="en" fo:country="US" fo:font-style="normal" fo:font-weight="normal" officeooo:rsid="00502119" style:font-size-asian="11pt" style:font-style-asian="normal" style:font-weight-asian="normal" style:font-size-complex="11pt" style:font-style-complex="normal" style:font-weight-complex="normal"/>
    </style:style>
    <style:style style:name="T152" style:family="text">
      <style:text-properties style:font-name="garamond1" fo:font-size="11pt" fo:letter-spacing="normal" fo:language="en" fo:country="US" fo:font-weight="bold" style:font-size-asian="11pt" style:font-weight-asian="bold" style:font-size-complex="11pt"/>
    </style:style>
    <style:style style:name="T153" style:family="text">
      <style:text-properties officeooo:rsid="00769985"/>
    </style:style>
    <style:style style:name="T154" style:family="text">
      <style:text-properties fo:color="#ffffff" style:font-name="Garamond" fo:font-size="32pt" style:font-size-asian="32pt" style:font-size-complex="32pt"/>
    </style:style>
    <style:style style:name="T155" style:family="text">
      <style:text-properties fo:color="#ffffff" style:font-name="Garamond" fo:font-size="32pt" fo:font-weight="bold" style:font-size-asian="32pt" style:font-weight-asian="bold" style:font-size-complex="32pt" style:font-weight-complex="bold"/>
    </style:style>
    <style:style style:name="T156" style:family="text">
      <style:text-properties fo:color="#ffffff" style:font-name="Garamond" fo:font-size="20pt" fo:font-weight="normal" style:font-size-asian="20pt" style:font-weight-asian="normal" style:font-size-complex="20pt" style:font-weight-complex="normal"/>
    </style:style>
    <style:style style:name="T157" style:family="text">
      <style:text-properties fo:color="#ffffff" style:font-name="Garamond" fo:font-size="10.5pt" fo:font-weight="normal" style:font-size-asian="10.5pt" style:font-weight-asian="normal" style:font-size-complex="10.5pt" style:font-weight-complex="normal"/>
    </style:style>
    <style:style style:name="T158" style:family="text">
      <style:text-properties fo:color="#ffffff" style:font-name="Garamond" fo:font-size="10.5pt" style:font-size-asian="10.5pt" style:font-size-complex="10.5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style:style style:name="gr1" style:family="graphic">
      <style:graphic-properties draw:stroke="none" draw:fill-color="#333333" draw:textarea-horizontal-align="justify" draw:textarea-vertical-align="middle" draw:auto-grow-height="false" fo:min-height="4.75cm" fo:min-width="21.0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11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87"><draw:custom-shape text:anchor-type="paragraph" draw:z-index="0" draw:name="Shape1" draw:style-name="gr1" draw:text-style-name="P105" svg:width="21.042cm" svg:height="4.751cm" svg:x="8.5cm" svg:y="-1.57cm"><text:p/><draw:enhanced-geometry svg:viewBox="0 0 21600 21600" draw:type="rectangle" draw:enhanced-path="M 0 0 L 21600 0 21600 21600 0 21600 0 0 Z N"/></draw:custom-shape><draw:frame text:anchor-type="paragraph" draw:z-index="1" draw:name="Shape2" draw:style-name="gr2" draw:text-style-name="P108" svg:width="21.042cm" svg:height="3.447cm" svg:x="-2.26cm" svg:y="-0.974cm"><draw:text-box><text:p text:style-name="P106"><text:span text:style-name="T154">Charlotte </text:span><text:span text:style-name="T155">Sirot</text:span></text:p><text:p text:style-name="P106"><text:span text:style-name="T156">Post-doc Researcher</text:span></text:p><text:p text:style-name="P106"><text:span text:style-name="T157"/></text:p><text:p text:style-name="P107"><text:span text:style-name="T157">Email : </text:span><text:span text:style-name="T157"><text:a xlink:href="mailto:charlott.sirot@gmail.com" xlink:type="simple">charlott.sirot@gmail.com</text:a></text:span></text:p><text:p text:style-name="P107"><text:span text:style-name="T158">Website : </text:span><text:span text:style-name="T158"><text:a xlink:href="https://charlottesirot.github.io/" xlink:type="simple">charlottesirot.github.io</text:a></text:span></text:p></draw:text-box></draw:frame><text:span text:style-name="T1"/></text:p>
      </text:section>
      <text:p text:style-name="P97"/>
      <text:p text:style-name="P97"/>
      <text:p text:style-name="P97"/>
      <text:p text:style-name="P98"/>
      <text:p text:style-name="P32"><text:span text:style-name="T112">Int</text:span><text:span text:style-name="T132">erests</text:span></text:p>
      <text:p text:style-name="P93"><text:tab/>Effects of human activities on <text:span text:style-name="T129">marine ecosystems, food webs and fish populations</text:span></text:p>
      <text:p text:style-name="P1"/>
      <text:p text:style-name="P1"/>
      <text:p text:style-name="P2"><text:span text:style-name="T111">Edu</text:span><text:span text:style-name="T131">cation </text:span><text:span text:style-name="T133">&amp;</text:span><text:span text:style-name="T110"> </text:span><text:span text:style-name="T111">Exp</text:span><text:span text:style-name="T131">erience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0"><text:span text:style-name="T122">2016 - </text:span><text:span text:style-name="T123">present</text:span></text:p>
          </table:table-cell>
          <table:table-cell table:style-name="Table1.A1" office:value-type="string">
            <text:p text:style-name="P101">Post-doc</text:p>
            <text:p text:style-name="P102">Marie Curie Scholarship</text:p>
            <text:p text:style-name="P102"/>
            <text:p text:style-name="P104"><text:span text:style-name="T19">Model the effects of fishing activities on</text:span><text:span text:style-name="T20"> fish </text:span><text:span text:style-name="T19">trophic ecology</text:span><text:span text:style-name="T20"> </text:span></text:p>
          </table:table-cell>
          <table:table-cell table:style-name="Table1.C1" office:value-type="string">
            <text:p text:style-name="P103"><text:span text:style-name="T121">Dr. </text:span><text:span text:style-name="T17">Grønkjear’s </text:span><text:span text:style-name="T18">lab</text:span></text:p>
            <text:p text:style-name="P99"><text:a xlink:type="simple" xlink:href="http://bios.au.dk/en" text:style-name="Internet_20_link" text:visited-style-name="Visited_20_Internet_20_Link"><text:span text:style-name="Strong_20_Emphasis"><text:span text:style-name="T85">Department Aquatic Biology</text:span></text:span></text:a><text:span text:style-name="Strong_20_Emphasis"><text:span text:style-name="T86"> Denmark</text:span></text:span></text:p>
          </table:table-cell>
        </table:table-row>
        <table:table-row table:style-name="Table1.2">
          <table:table-cell table:style-name="Table1.A1" office:value-type="string">
            <text:p text:style-name="P39">2011 - 2014</text:p>
          </table:table-cell>
          <table:table-cell table:style-name="Table1.A1" office:value-type="string">
            <text:p text:style-name="P40">Ph.D.</text:p>
            <text:p text:style-name="P53"><text:span text:style-name="T144">Direction: </text:span><text:span text:style-name="T61">Panfili J. </text:span><text:span text:style-name="T62">&amp;</text:span><text:span text:style-name="T61"> Darnaude A.M.</text:span></text:p>
            <text:p text:style-name="P41"/>
            <text:p text:style-name="P54">Investigate the role of life history traits and of their temporal changes in fish demographic trajectories</text:p>
          </table:table-cell>
          <table:table-cell table:style-name="Table1.C1" office:value-type="string">
            <text:p text:style-name="P60">ECOSYM</text:p>
            <text:p text:style-name="P60">University of Montpellier II France</text:p>
          </table:table-cell>
        </table:table-row>
        <table:table-row table:style-name="Table1.3">
          <table:table-cell table:style-name="Table1.A1" office:value-type="string">
            <text:p text:style-name="P38">2003 - 2012</text:p>
          </table:table-cell>
          <table:table-cell table:style-name="Table1.A1" office:value-type="string">
            <text:p text:style-name="P43"><text:span text:style-name="T4">D.V.M.<text:line-break/></text:span><text:span text:style-name="T63">Doctor of veterinary medicine</text:span></text:p>
          </table:table-cell>
          <table:table-cell table:style-name="Table1.C1" office:value-type="string">
            <text:p text:style-name="P60"><text:span text:style-name="T124">ENVA</text:span>, <text:span text:style-name="T124">Paris, France</text:span></text:p>
          </table:table-cell>
        </table:table-row>
        <table:table-row>
          <table:table-cell table:style-name="Table1.A1" office:value-type="string">
            <text:p text:style-name="P38">2008 - 2009</text:p>
          </table:table-cell>
          <table:table-cell table:style-name="Table1.A1" office:value-type="string">
            <text:p text:style-name="P44"><text:span text:style-name="T3">M.</text:span><text:span text:style-name="T4">Sc.</text:span><text:span text:style-name="T3"> </text:span></text:p>
            <text:p text:style-name="P44">“Compared biology and physiology, environment adaption”</text:p>
            <text:p text:style-name="P44"/>
            <text:p text:style-name="P42">Internship</text:p>
            <text:p text:style-name="P45">Direction: Keith P. &amp; Monti D.</text:p>
            <text:p text:style-name="P45"/>
            <text:p text:style-name="P46">Comparative analysis of tropical insular amphidromous fish otoliths: Are otoliths reflecting environmental quality?</text:p>
          </table:table-cell>
          <table:table-cell table:style-name="Table1.C1" office:value-type="string">
            <text:p text:style-name="P61">UPMC <text:span text:style-name="T125">&amp; MNHN</text:span></text:p>
            <text:p text:style-name="P61">Paris, France</text:p>
          </table:table-cell>
        </table:table-row>
      </table:table>
      <text:p text:style-name="P64"><text:span text:style-name="T42"/></text:p>
      <text:p text:style-name="P31"><text:span text:style-name="T116">Pub</text:span><text:span text:style-name="T135">lications</text:span></text:p>
      <text:p text:style-name="P4"/>
      <text:p text:style-name="P80">Combinations of biological attributes predict temporal dynamics of fish species in response to environmental changes.</text:p>
      <text:p text:style-name="P85"><text:span text:style-name="T78">Sirot C</text:span><text:span text:style-name="T76">., Villéger S., Mouillot D., Darnaude A.M., Ramos-Miranda J., Flores-Hernandez D. and Panfili J. <text:s/></text:span><text:span text:style-name="T68">Ecological Indicator 48(2015) – </text:span><text:a xlink:type="simple" xlink:href="http://dx.doi.org/10.1016/j.ecolind.2014.07.038" text:style-name="Internet_20_link" text:visited-style-name="Visited_20_Internet_20_Link"><text:span text:style-name="T70">See publication</text:span></text:a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82"><text:soft-page-break/>Linking temporal changes in the demographic structure and individual growth to the decline in the population of a tropical fish. </text:p>
      <text:p text:style-name="P16"><text:span text:style-name="T71">Sirot C.</text:span><text:span text:style-name="T68">, Darnaude A.M., Guilhaumon F., Ramos-Miranda J., Flores-Hernandez D. and Panfili J. Estuarine Coastal and Shelf Science </text:span><text:span text:style-name="T69">165(2015) 166-175</text:span><text:span text:style-name="T38"> </text:span><text:span text:style-name="T99">– </text:span><text:a xlink:type="simple" xlink:href="https://doi.org/10.1016/j.ecss.2015.05.012" text:style-name="Internet_20_link" text:visited-style-name="Visited_20_Internet_20_Link"><text:span text:style-name="T70">See publication</text:span></text:a><text:span text:style-name="T68"> </text:span></text:p>
      <text:p text:style-name="P16"><text:span text:style-name="T37"/></text:p>
      <text:p text:style-name="P73"><text:span text:style-name="T16">Biological traits for understanding the demographic responses of lagoon fishes to environmental pressures.</text:span><text:span text:style-name="T14"> </text:span></text:p>
      <text:p text:style-name="P11"><text:span text:style-name="T80">Sirot C., </text:span><text:span text:style-name="T81">Darnaude A.M </text:span><text:span text:style-name="T82">&amp; </text:span><text:span text:style-name="T81">Panfili J. Cybium 40:3 (2016)</text:span><text:span text:style-name="T14"> </text:span><text:span text:style-name="T102">– </text:span><text:a xlink:type="simple" xlink:href="http://sfi-cybium.fr/fr/les-traits-biologiques-au-service-de-la-compréhension-des-réponses-démographiques-des-poissons" text:style-name="Internet_20_link" text:visited-style-name="Visited_20_Internet_20_Link"><text:span text:style-name="T83">See publication</text:span></text:a><text:span text:style-name="T14"> </text:span></text:p>
      <text:p text:style-name="P11"><text:span text:style-name="T14"/></text:p>
      <text:p text:style-name="P78"><text:span text:style-name="T145">Using otolith organic matter to detect diet shifts in </text:span><text:span text:style-name="T146">Bardiella chrysoura,</text:span><text:span text:style-name="T145"> during a period of environmental changes. </text:span></text:p>
      <text:p text:style-name="P17"><text:span text:style-name="T72">Sirot C., </text:span><text:span text:style-name="T74">Grønkjear P., Brøgger Pedersen J., Zetina-Rejon M., Tripp-Valdez A., Ramos-Miranda J., Flores-Hernandez D., Panfili J. &amp; Darnaude A.M. Marine Ecology Progress Series 575:137-152 (2017) – </text:span><text:a xlink:type="simple" xlink:href="https://doi.org/10.3354/meps12166" text:style-name="Internet_20_link" text:visited-style-name="Visited_20_Internet_20_Link"><text:span text:style-name="T75">See publication</text:span></text:a><text:span text:style-name="T74"> </text:span></text:p>
      <text:p text:style-name="P17"><text:span text:style-name="T36"/></text:p>
      <text:p text:style-name="P84"><text:span text:style-name="T147">ElementR</text:span><text:span text:style-name="T149">, a reactive interface for otolith microchemistry data preparation. </text:span></text:p>
      <text:p text:style-name="P18"><text:span text:style-name="Citation"><text:span text:style-name="T73">Sirot C.</text:span></text:span><text:span text:style-name="Citation"><text:span text:style-name="T74">, Ferraton F., Childs A., Tournois J., Panfili J. Guilhaumon F. &amp; Darnaude A.M. Ecology and Evolution (2017) 8:1659–1667</text:span></text:span><text:span text:style-name="Citation"><text:span text:style-name="T77"> </text:span></text:span><text:span text:style-name="Citation"><text:span text:style-name="T74">– </text:span></text:span><text:a xlink:type="simple" xlink:href="https://doi.org/10.1111/2041-210X.12822" text:style-name="Internet_20_link" text:visited-style-name="Visited_20_Internet_20_Link"><text:span text:style-name="Citation"><text:span text:style-name="T75">See publication</text:span></text:span></text:a><text:span text:style-name="Citation"><text:span text:style-name="T74"> </text:span></text:span><text:span text:style-name="Citation"><text:span text:style-name="T77"><text:s/></text:span></text:span><text:span text:style-name="Citation"><text:span text:style-name="T35"><text:s/></text:span></text:span></text:p>
      <text:p text:style-name="P91"/>
      <text:p text:style-name="P81"><text:span text:style-name="T11">Mid-term change in the nursery grounds of a tropical species (</text:span><text:span text:style-name="T13">Bairdiella chrysoura</text:span><text:span text:style-name="T11">) validated through otolith microchemistry</text:span></text:p>
      <text:p text:style-name="P19"><text:span text:style-name="T15">Sirot C., </text:span><text:span text:style-name="T13">Labonne M., Panfili J., Ramos-Miranda J., Flores-Hernandez D. &amp; Darnaude A.M. <text:s/>(in prep.)</text:span></text:p>
      <text:p text:style-name="P8"/>
      <text:p text:style-name="P75">About the mechanisms that conduct fishing activities to change trophic ecology of aquatic ecosystems </text:p>
      <text:p text:style-name="P20"><text:span text:style-name="T10">Sirot C.</text:span><text:span text:style-name="T9">, Neuheimer A. &amp; Grønkjear P. <text:s/></text:span><text:span text:style-name="T66">(</text:span><text:span text:style-name="T9">in prep.)</text:span></text:p>
      <text:p text:style-name="P7"/>
      <text:p text:style-name="P6"><text:span text:style-name="T136">Impact of fishing activities on </text:span><text:span text:style-name="T137">trophic functioning: Modelling the effects of fishing activities and environmental change on <text:s/></text:span><text:span text:style-name="T139">δ</text:span><text:span text:style-name="T140">13</text:span><text:span text:style-name="T139">C and δ</text:span><text:span text:style-name="T140">15</text:span><text:span text:style-name="T139">N</text:span><text:span text:style-name="T137"> of</text:span><text:span text:style-name="T139"> </text:span><text:span text:style-name="T138">three commercials Faroe species thanks to archived otolith (1950-2014)</text:span><text:span text:style-name="T51"> </text:span></text:p>
      <text:p text:style-name="P20"><text:span text:style-name="T54">S</text:span><text:span text:style-name="T55">irot</text:span><text:span text:style-name="T54"> C., </text:span><text:span text:style-name="T50">Brøgger Pedersen J., </text:span><text:span text:style-name="T51">Posrby Brændgaard T., <text:s/>Steingrund</text:span><text:span text:style-name="T26"> </text:span><text:span text:style-name="T51">P., <text:s/>Ofstad L.H. , <text:s/>Homrum</text:span><text:span text:style-name="T26"> </text:span><text:span text:style-name="T51">E. &amp; </text:span><text:span text:style-name="T50">Grønkjear P. </text:span><text:span text:style-name="T51">(</text:span><text:span text:style-name="T52">in prep.)</text:span></text:p>
      <text:p text:style-name="P27"/>
      <text:list xml:id="list5453841323808157258" text:style-name="L1">
        <text:list-header>
          <text:p text:style-name="P86"/>
        </text:list-header>
      </text:list>
      <text:p text:style-name="P5"><text:span text:style-name="T113">Tal</text:span><text:span text:style-name="T134">ks</text:span></text:p>
      <text:p text:style-name="P27"/>
      <text:p text:style-name="P83">Impact of fishing activities on Faroe marine food web investigated using <text:span text:style-name="T120">δ</text:span><text:span text:style-name="T28">13</text:span><text:span text:style-name="T120">C and δ</text:span><text:span text:style-name="T28">15</text:span><text:span text:style-name="T120">N of archived otolith (1950-2014)</text:span></text:p>
      <text:p text:style-name="P10"><text:span text:style-name="T88">S</text:span><text:span text:style-name="T89">irot</text:span><text:span text:style-name="T88"> C.</text:span><text:span text:style-name="T106">, </text:span><text:span text:style-name="T107">S</text:span><text:span text:style-name="T90">teingrund P., Ofstad L.H., Homrum E., Pedersen J., Porsby Brændgaard T.,</text:span></text:p>
      <text:p text:style-name="P21">Grønkjear P. <text:span text:style-name="T5">6</text:span><text:span text:style-name="T29">th</text:span><text:span text:style-name="T5"> International Otolith Symposium 2018, Taiwan – Oral communication.</text:span></text:p>
      <text:p text:style-name="P13"/>
      <text:p text:style-name="P74"><text:span text:style-name="T11">Using otoliths to link population decline to modification in diet and growth in a tropical fish species (</text:span><text:span text:style-name="T13">Bairdiella chrysoura</text:span><text:span text:style-name="T11">, L., Sciaenidae). </text:span></text:p>
      <text:p text:style-name="P19"><text:span text:style-name="T12">Sirot C.</text:span><text:span text:style-name="T11">, Grønkjear P., Brøgger Pedersen J., Zetina-Rejon M., Tripp-Valdez A., Ramos-</text:span><text:span text:style-name="T21">M</text:span><text:span text:style-name="T11">iranda J., Flores-Hernandez D., Panfili J. &amp; Darnaude A.M. (2014). </text:span><text:span text:style-name="T13">5</text:span><text:span text:style-name="T30">th</text:span><text:span text:style-name="T13"> International Otolith Symposium 2014, Mallorca, Spain. – Oral communication.</text:span></text:p>
      <text:p text:style-name="P9"/>
      <text:p text:style-name="P74"><text:span text:style-name="T11">Past and recent growth patterns in two species with contrasting demographic responses to environmental changes in a tropical lagoon</text:span><text:span text:style-name="T13">. </text:span></text:p>
      <text:p text:style-name="P19"><text:span text:style-name="T15">Sirot C</text:span><text:span text:style-name="T13">., Darnaude A.M, Ramos-Miranda J., Flores-Hernandez D. &amp; Panfili J. (2014). 5</text:span><text:span text:style-name="T30">th</text:span><text:span text:style-name="T13"> International Otolith Symposium 2014, Mallorca, Spain. – Oral communication.</text:span></text:p>
      <text:p text:style-name="P70"/>
      <text:p text:style-name="P12"><text:span text:style-name="T141">Optimising LA-ICPMS rastering protocols and data reduction procedures to produce otolith micro-chemical signatures allowing robust reconstruction of fish past habitats.</text:span><text:span text:style-name="T11"> </text:span><text:span text:style-name="T79">Ferraton F., </text:span><text:span text:style-name="T87">Sirot C.</text:span><text:span text:style-name="T79">, Guilhaumon F., Tournois J., Childs A., &amp; Darnaude A.M. (2014). </text:span><text:span text:style-name="T84">5</text:span><text:span text:style-name="T93">th</text:span><text:span text:style-name="T84"> International Otolith Symposium 2014, Mallorca, Spain. – Poster</text:span></text:p>
      <text:p text:style-name="P74"><text:soft-page-break/><text:span text:style-name="T11">Isotopic signatures in δ</text:span><text:span text:style-name="T22">13</text:span><text:span text:style-name="T11">C and δ</text:span><text:span text:style-name="T22">15</text:span><text:span text:style-name="T11">N from otolith proteins as indicator of actual and past trophic level. </text:span></text:p>
      <text:p text:style-name="P19"><text:span text:style-name="T12">Sirot C.</text:span><text:span text:style-name="T11">, Grønkjear P., Brøgger Pedersen J., Panfili J., Darnaude A.M. (2013) </text:span><text:span text:style-name="T13">Sclerochronology meeting, Rennes, France – Oral communication.</text:span></text:p>
      <text:p text:style-name="P66"/>
      <text:p text:style-name="P10">LA ICP-MS raster analysis: protocole optimization and data processing data automation for studying fish migrations through elemental microchemistry of otoliths. </text:p>
      <text:p text:style-name="P22"><text:span text:style-name="T11">Ferraton F., </text:span><text:span text:style-name="T12">Sirot C.</text:span><text:span text:style-name="T11">, Guilhaumon F., Tournois J., Childs A., &amp; Darnaude A.M (2013). </text:span><text:span text:style-name="T13">Sclerochronology meeting, Rennes, France – Oral communication</text:span></text:p>
      <text:p text:style-name="P28"/>
      <text:p text:style-name="P28"/>
      <text:p text:style-name="P29"><text:span text:style-name="T114">R</text:span><text:span text:style-name="T109"> </text:span><text:span text:style-name="T134">packages</text:span></text:p>
      <text:p text:style-name="P94"/>
      <text:p text:style-name="P96"><text:span text:style-name="T150">elementR</text:span><text:span text:style-name="T151">: A Set of R6 Classes &amp; a Shiny Application for Reducing Elemental LA-ICPMS Data from Solid Structures </text:span></text:p>
      <text:p text:style-name="P25"><text:span text:style-name="T67">A</text:span>uthors: <text:span text:style-name="T2">Sirot C.</text:span>, <text:s/>Guilhaumon F. - <text:span text:style-name="T6">See package</text:span></text:p>
      <text:p text:style-name="P23"/>
      <text:p text:style-name="P76">gRowth: <text:span text:style-name="T64">an </text:span><text:span text:style-name="T63">R package for helping to read otolith growth (https://github.com/charlottesirot/gRowth)</text:span></text:p>
      <text:p text:style-name="P26"><text:span text:style-name="T125">A</text:span>uthors: <text:span text:style-name="T2">Sirot C.</text:span>,<text:span text:style-name="T2"> </text:span><text:span text:style-name="T125">Simkin M. </text:span><text:span text:style-name="T7">(to be released </text:span><text:span text:style-name="T8">in autumn</text:span><text:span text:style-name="T7">) </text:span></text:p>
      <text:p text:style-name="P95"/>
      <text:p text:style-name="P95"/>
      <text:p text:style-name="P30"><text:span text:style-name="T113">Aw</text:span><text:span text:style-name="T134">ards</text:span><text:span text:style-name="T113"> </text:span><text:span text:style-name="T115">&amp;</text:span><text:span text:style-name="T109"> </text:span><text:span text:style-name="T113">Gra</text:span><text:span text:style-name="T134">nts</text:span></text:p>
      <text:p text:style-name="P24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55">2016</text:p>
          </table:table-cell>
          <table:table-cell table:style-name="Tableau3.B1" office:value-type="string">
            <text:p text:style-name="P59">Marie Skłodowska-Curie Actions <text:span text:style-name="T153">scholarship</text:span> </text:p>
            <text:p text:style-name="P62"><text:span text:style-name="T44">→ </text:span><text:span text:style-name="T45">Financing </text:span><text:span text:style-name="T44">2 years post-doc</text:span></text:p>
          </table:table-cell>
          <table:table-cell table:style-name="Tableau3.C1" office:value-type="string">
            <text:p text:style-name="P58"><text:span text:style-name="T47">2</text:span><text:span text:style-name="T45">00 195</text:span><text:span text:style-name="T44">€</text:span></text:p>
          </table:table-cell>
        </table:table-row>
        <table:table-row table:style-name="Tableau3.2">
          <table:table-cell table:style-name="Tableau3.A2" office:value-type="string">
            <text:p text:style-name="P50">2013</text:p>
          </table:table-cell>
          <table:table-cell table:style-name="Tableau3.B2" office:value-type="string">
            <text:p text:style-name="P48">V<text:span text:style-name="T126">eterinary thesis award</text:span>: Bronze medal</text:p>
          </table:table-cell>
          <table:table-cell table:style-name="Tableau3.C2" office:value-type="string">
            <text:p text:style-name="P48"/>
          </table:table-cell>
        </table:table-row>
        <table:table-row table:style-name="Tableau3.3">
          <table:table-cell table:style-name="Tableau3.A3" office:value-type="string">
            <text:p text:style-name="P56">2012</text:p>
          </table:table-cell>
          <table:table-cell table:style-name="Tableau3.B3" office:value-type="string">
            <text:p text:style-name="P34">COST action <text:span text:style-name="T143">scholarship</text:span></text:p>
            <text:p text:style-name="P3"><text:span text:style-name="T45">→</text:span><text:span text:style-name="T46"> Development of the collaboration between my lab &amp; </text:span><text:span text:style-name="T56">Grønkjear’</text:span><text:span text:style-name="T57">s lab</text:span></text:p>
          </table:table-cell>
          <table:table-cell table:style-name="Tableau3.C3" office:value-type="string">
            <text:p text:style-name="P47">2 000<text:span text:style-name="T43">€</text:span></text:p>
          </table:table-cell>
        </table:table-row>
        <table:table-row table:style-name="Tableau3.4">
          <table:table-cell table:style-name="Tableau3.A4" office:value-type="string">
            <text:p text:style-name="P57">2011</text:p>
          </table:table-cell>
          <table:table-cell table:style-name="Tableau3.B4" office:value-type="string">
            <text:p text:style-name="P35">Ministry of Education and Research <text:span text:style-name="T143">scholarship</text:span></text:p>
            <text:p text:style-name="P63">→ <text:span text:style-name="T127">Financing my </text:span>Ph.D. </text:p>
          </table:table-cell>
          <table:table-cell table:style-name="Tableau3.C4" office:value-type="string">
            <text:p text:style-name="P47">61 000<text:span text:style-name="T43">€</text:span></text:p>
          </table:table-cell>
        </table:table-row>
      </table:table>
      <text:p text:style-name="P14"/>
      <text:p text:style-name="P14"/>
      <text:p text:style-name="P15"><text:span text:style-name="T118">S</text:span><text:span text:style-name="T119">up</text:span><text:span text:style-name="T130">ervision </text:span><text:span text:style-name="T142">&amp; </text:span><text:span text:style-name="T119">Tea</text:span><text:span text:style-name="T142">ching</text:span></text:p>
      <text:p text:style-name="P2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51">2018</text:p>
          </table:table-cell>
          <table:table-cell table:style-name="Tableau4.A1" office:value-type="string">
            <text:p text:style-name="P33"><text:span text:style-name="T130">Basic programming in R</text:span> </text:p>
            <text:p text:style-name="P37"><text:span text:style-name="T94">M.Sc. Aarhus University, DK</text:span></text:p>
          </table:table-cell>
        </table:table-row>
        <table:table-row table:style-name="Tableau4.1">
          <table:table-cell table:style-name="Tableau4.A1" office:value-type="string">
            <text:p text:style-name="P51">2017</text:p>
          </table:table-cell>
          <table:table-cell table:style-name="Tableau4.A1" office:value-type="string">
            <text:p text:style-name="P49">Effects of fishing activities on marine ecosystems</text:p>
            <text:p text:style-name="P37">M.Sc. Aarhus University, DK</text:p>
          </table:table-cell>
        </table:table-row>
        <table:table-row table:style-name="Tableau4.1">
          <table:table-cell table:style-name="Tableau4.A1" office:value-type="string">
            <text:p text:style-name="P50">2013</text:p>
          </table:table-cell>
          <table:table-cell table:style-name="Tableau4.A1" office:value-type="string">
            <text:p text:style-name="P52">Chloe Maladry </text:p>
            <text:p text:style-name="P36">3rd year B.Sc, Univ. of La Rochelle, France</text:p>
          </table:table-cell>
        </table:table-row>
        <table:table-row table:style-name="Tableau4.4">
          <table:table-cell table:style-name="Tableau4.A1" office:value-type="string">
            <text:p text:style-name="P50">2012</text:p>
          </table:table-cell>
          <table:table-cell table:style-name="Tableau4.A1" office:value-type="string">
            <text:p text:style-name="P52">Fanny Witkowsky </text:p>
            <text:p text:style-name="P36">3rd year B.Sc, Univ. of Montpellier II, France</text:p>
          </table:table-cell>
        </table:table-row>
      </table:table>
      <text:p text:style-name="P27"/>
      <text:p text:style-name="P27"/>
      <text:p text:style-name="P68"><text:span text:style-name="T117">Oth</text:span><text:span text:style-name="T130">ers</text:span></text:p>
      <text:p text:style-name="P92"/>
      <text:p text:style-name="P88"><text:span text:style-name="T3">Associative activities</text:span></text:p>
      <text:p text:style-name="P77">Ph.D. representative in the Concil of the Doctoral School (SIBAGHE, 2011- 2013) </text:p>
      <text:p text:style-name="P77">Ph.D. representative in the Scientific Concil of the OSU-OREME (2011 – 2013)</text:p>
      <text:p text:style-name="P89"><text:span text:style-name="T11">Sport: </text:span><text:span text:style-name="T58">Scuba Diving (2</text:span><text:span text:style-name="T24">nd</text:span><text:span text:style-name="T58"> level CMAS), Rock climb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Garamond" svg:font-family="Garamond" style:font-family-generic="roman"/>
    <style:font-face style:name="garamond1" svg:font-family="garamond" style:font-family-generic="roman"/>
    <style:font-face style:name="Calibri" svg:font-family="Calibri" style:font-family-generic="swiss"/>
    <style:font-face style:name="FreeSans" svg:font-family="FreeSans" style:font-family-generic="swiss"/>
    <style:font-face style:name="Liberation Serif" svg:font-family="'Liberation Serif'" style:font-family-generic="swiss"/>
    <style:font-face style:name="garamond" svg:font-family="garamond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aramond1" svg:font-family="Garamond" style:font-family-generic="system" style:font-pitch="variable"/>
    <style:font-face style:name="Liberation Sans1" svg:font-family="'Liberation Sans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66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527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395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263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swiss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66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527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95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263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orizontal_20_Line" style:display-name="Horizontal Line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/>
    <style:style style:name="Heading_20_2" style:display-name="Heading 2" style:family="paragraph" style:parent-style-name="Heading" style:class="text"/>
    <style:style style:name="Heading_20_1" style:display-name="Heading 1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" style:font-family-complex="Wingdings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0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6.35cm"/>
        </style:list-level-properties>
        <style:text-properties fo:font-family="Wingdings" style:font-charset="x-symbol"/>
      </text:list-level-style-bullet>
      <text:list-level-style-bullet text:level="7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6.98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8.25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8cm" fo:margin-bottom="1.506cm" fo:margin-left="2cm" fo:margin-right="1.3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5T15:12:29.924923694</meta:creation-date>
    <dc:date>2018-05-01T14:43:49.207599313</dc:date>
    <meta:editing-duration>PT6H33M15S</meta:editing-duration>
    <meta:editing-cycles>92</meta:editing-cycles>
    <meta:generator>LibreOffice/5.1.6.2$Linux_X86_64 LibreOffice_project/10m0$Build-2</meta:generator>
    <meta:print-date>2015-06-15T17:03:36.820194009</meta:print-date>
    <meta:document-statistic meta:table-count="3" meta:image-count="0" meta:object-count="0" meta:page-count="3" meta:paragraph-count="95" meta:word-count="833" meta:character-count="5805" meta:non-whitespace-character-count="5021"/>
  </office:meta>
</office:document-meta>
</file>